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08mm"/>
    </style:style>
    <style:style style:name="co2" style:family="table-column">
      <style:table-column-properties fo:break-before="auto" style:column-width="102.08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ffff99" fo:border="0.06pt solid #000000"/>
      <style:text-properties fo:color="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order="0.06pt solid #000000"/>
      <style:map style:condition="cell-content()&gt;[.C6]" style:apply-style-name="Bad" style:base-cell-address="'mios-1.4.0'.D6"/>
    </style:style>
    <style:style style:name="ce6" style:family="table-cell" style:parent-style-name="Default">
      <style:table-cell-properties fo:border="0.06pt solid #000000"/>
      <style:map style:condition="cell-content()&gt;[.C7]" style:apply-style-name="Bad" style:base-cell-address="'mios-1.4.0'.D7"/>
    </style:style>
    <style:style style:name="ce7" style:family="table-cell" style:parent-style-name="Default">
      <style:table-cell-properties fo:border="0.06pt solid #000000"/>
      <style:map style:condition="cell-content()&gt;[.C8]" style:apply-style-name="Bad" style:base-cell-address="'mios-1.4.0'.D8"/>
    </style:style>
    <style:style style:name="ce8" style:family="table-cell" style:parent-style-name="Default">
      <style:table-cell-properties fo:border="0.06pt solid #000000"/>
      <style:map style:condition="cell-content()&gt;[.C9]" style:apply-style-name="Bad" style:base-cell-address="'mios-1.4.0'.D9"/>
    </style:style>
    <style:style style:name="ce9" style:family="table-cell" style:parent-style-name="Default">
      <style:table-cell-properties fo:border="0.06pt solid #000000"/>
      <style:map style:condition="cell-content()&gt;[.C10]" style:apply-style-name="Bad" style:base-cell-address="'mios-1.4.0'.D10"/>
    </style:style>
    <style:style style:name="ce10" style:family="table-cell" style:parent-style-name="Default">
      <style:table-cell-properties fo:border="0.06pt solid #000000"/>
      <style:map style:condition="cell-content()&gt;[.C11]" style:apply-style-name="Bad" style:base-cell-address="'mios-1.4.0'.D11"/>
    </style:style>
    <style:style style:name="ce11" style:family="table-cell" style:parent-style-name="Default">
      <style:table-cell-properties fo:border="0.06pt solid #000000"/>
      <style:map style:condition="cell-content()&gt;[.C12]" style:apply-style-name="Bad" style:base-cell-address="'mios-1.4.0'.D12"/>
    </style:style>
    <style:style style:name="ce12" style:family="table-cell" style:parent-style-name="Default">
      <style:table-cell-properties fo:border="0.06pt solid #000000"/>
      <style:map style:condition="cell-content()&gt;[.C13]" style:apply-style-name="Bad" style:base-cell-address="'mios-1.4.0'.D13"/>
    </style:style>
    <style:style style:name="ce13" style:family="table-cell" style:parent-style-name="Default">
      <style:table-cell-properties fo:background-color="#b2b2b2" fo:border="0.06pt solid #000000"/>
      <style:map style:condition="cell-content()&gt;[.C14]" style:apply-style-name="Bad" style:base-cell-address="'mios-1.4.0'.D14"/>
    </style:style>
    <style:style style:name="ce14" style:family="table-cell" style:parent-style-name="Default">
      <style:table-cell-properties fo:border="0.06pt solid #000000"/>
      <style:map style:condition="cell-content()&gt;[.C15]" style:apply-style-name="Bad" style:base-cell-address="'mios-1.4.0'.D15"/>
    </style:style>
    <style:style style:name="ce15" style:family="table-cell" style:parent-style-name="Default">
      <style:table-cell-properties fo:border="0.06pt solid #000000"/>
      <style:map style:condition="cell-content()&gt;[.C16]" style:apply-style-name="Bad" style:base-cell-address="'mios-1.4.0'.D16"/>
    </style:style>
    <style:style style:name="ce16" style:family="table-cell" style:parent-style-name="Default">
      <style:table-cell-properties fo:background-color="#b2b2b2" fo:border="0.06pt solid #000000"/>
      <style:map style:condition="cell-content()&gt;[.C17]" style:apply-style-name="Bad" style:base-cell-address="'mios-1.4.0'.D17"/>
    </style:style>
    <style:style style:name="ce17" style:family="table-cell" style:parent-style-name="Default">
      <style:table-cell-properties fo:background-color="#b2b2b2" fo:border="0.06pt solid #000000"/>
      <style:map style:condition="cell-content()&gt;[.C18]" style:apply-style-name="Bad" style:base-cell-address="'mios-1.4.0'.D18"/>
    </style:style>
    <style:style style:name="ce18" style:family="table-cell" style:parent-style-name="Default">
      <style:table-cell-properties fo:border="0.06pt solid #000000"/>
      <style:map style:condition="cell-content()&gt;[.C19]" style:apply-style-name="Bad" style:base-cell-address="'mios-1.4.0'.D19"/>
    </style:style>
    <style:style style:name="ce19" style:family="table-cell" style:parent-style-name="Default">
      <style:table-cell-properties fo:border="0.06pt solid #000000"/>
      <style:map style:condition="cell-content()&gt;[.C20]" style:apply-style-name="Bad" style:base-cell-address="'mios-1.4.0'.D20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 fo:border="0.06pt solid #000000"/>
      <style:map style:condition="cell-content()&gt;[.C22]" style:apply-style-name="Bad" style:base-cell-address="'mios-1.4.0'.D22"/>
    </style:style>
    <style:style style:name="ce22" style:family="table-cell" style:parent-style-name="Default">
      <style:table-cell-properties fo:background-color="#b2b2b2" fo:border="0.06pt solid #000000"/>
      <style:map style:condition="cell-content()&gt;[.C23]" style:apply-style-name="Bad" style:base-cell-address="'mios-1.4.0'.D23"/>
    </style:style>
    <style:style style:name="ce23" style:family="table-cell" style:parent-style-name="Default">
      <style:table-cell-properties fo:background-color="#b2b2b2" fo:border="0.06pt solid #000000"/>
      <style:map style:condition="cell-content()&gt;[.C24]" style:apply-style-name="Bad" style:base-cell-address="'mios-1.4.0'.D24"/>
    </style:style>
    <style:style style:name="ce24" style:family="table-cell" style:parent-style-name="Default">
      <style:table-cell-properties fo:background-color="#b2b2b2" fo:border="0.06pt solid #000000"/>
      <style:map style:condition="cell-content()&gt;[.C25]" style:apply-style-name="Bad" style:base-cell-address="'mios-1.4.0'.D25"/>
    </style:style>
    <style:style style:name="ce25" style:family="table-cell" style:parent-style-name="Default">
      <style:table-cell-properties fo:background-color="#b2b2b2" fo:border="0.06pt solid #000000"/>
      <style:map style:condition="cell-content()&gt;[.C26]" style:apply-style-name="Bad" style:base-cell-address="'mios-1.4.0'.D26"/>
    </style:style>
    <style:style style:name="ce26" style:family="table-cell" style:parent-style-name="Default">
      <style:table-cell-properties fo:border="0.06pt solid #000000"/>
      <style:map style:condition="cell-content()&gt;[.C27]" style:apply-style-name="Bad" style:base-cell-address="'mios-1.4.0'.D27"/>
    </style:style>
    <style:style style:name="ce27" style:family="table-cell" style:parent-style-name="Default">
      <style:table-cell-properties fo:border="0.06pt solid #000000"/>
      <style:map style:condition="cell-content()&gt;[.C28]" style:apply-style-name="Bad" style:base-cell-address="'mios-1.4.0'.D28"/>
    </style:style>
    <style:style style:name="ce28" style:family="table-cell" style:parent-style-name="Default">
      <style:table-cell-properties fo:border="0.06pt solid #000000"/>
      <style:map style:condition="cell-content()&gt;[.C29]" style:apply-style-name="Bad" style:base-cell-address="'mios-1.4.0'.D29"/>
    </style:style>
    <style:style style:name="ce29" style:family="table-cell" style:parent-style-name="Default">
      <style:table-cell-properties fo:border="0.06pt solid #000000"/>
      <style:map style:condition="cell-content()&gt;[.C30]" style:apply-style-name="Bad" style:base-cell-address="'mios-1.4.0'.D30"/>
    </style:style>
    <style:style style:name="ce30" style:family="table-cell" style:parent-style-name="Default">
      <style:table-cell-properties fo:border="0.06pt solid #000000"/>
      <style:map style:condition="cell-content()&gt;[.C31]" style:apply-style-name="Bad" style:base-cell-address="'mios-1.4.0'.D31"/>
    </style:style>
    <style:style style:name="ce31" style:family="table-cell" style:parent-style-name="Default">
      <style:table-cell-properties fo:border="0.06pt solid #000000"/>
      <style:map style:condition="cell-content()&gt;[.C32]" style:apply-style-name="Bad" style:base-cell-address="'mios-1.4.0'.D32"/>
    </style:style>
    <style:style style:name="ce32" style:family="table-cell" style:parent-style-name="Default">
      <style:table-cell-properties fo:border="0.06pt solid #000000"/>
      <style:map style:condition="cell-content()&gt;[.C33]" style:apply-style-name="Bad" style:base-cell-address="'mios-1.4.0'.D33"/>
    </style:style>
    <style:style style:name="ce33" style:family="table-cell" style:parent-style-name="Default">
      <style:table-cell-properties fo:background-color="#b2b2b2" fo:border="0.06pt solid #000000"/>
      <style:map style:condition="cell-content()&gt;[.C34]" style:apply-style-name="Bad" style:base-cell-address="'mios-1.4.0'.D34"/>
    </style:style>
    <style:style style:name="ce34" style:family="table-cell" style:parent-style-name="Default">
      <style:table-cell-properties fo:background-color="#b2b2b2" fo:border="0.06pt solid #000000"/>
      <style:map style:condition="cell-content()&gt;[.C35]" style:apply-style-name="Bad" style:base-cell-address="'mios-1.4.0'.D35"/>
    </style:style>
    <style:style style:name="ce35" style:family="table-cell" style:parent-style-name="Default">
      <style:table-cell-properties fo:border="0.06pt solid #000000"/>
      <style:map style:condition="cell-content()&gt;[.C36]" style:apply-style-name="Bad" style:base-cell-address="'mios-1.4.0'.D36"/>
    </style:style>
    <style:style style:name="ce36" style:family="table-cell" style:parent-style-name="Default">
      <style:table-cell-properties fo:border="0.06pt solid #000000"/>
      <style:map style:condition="cell-content()&gt;[.C37]" style:apply-style-name="Bad" style:base-cell-address="'mios-1.4.0'.D37"/>
    </style:style>
    <style:style style:name="ce37" style:family="table-cell" style:parent-style-name="Default">
      <style:table-cell-properties fo:border="0.06pt solid #000000"/>
      <style:map style:condition="cell-content()&gt;[.C38]" style:apply-style-name="Bad" style:base-cell-address="'mios-1.4.0'.D38"/>
    </style:style>
    <style:style style:name="ce38" style:family="table-cell" style:parent-style-name="Default">
      <style:table-cell-properties fo:border="0.06pt solid #000000"/>
      <style:map style:condition="cell-content()&gt;[.C39]" style:apply-style-name="Bad" style:base-cell-address="'mios-1.4.0'.D39"/>
    </style:style>
    <style:style style:name="ce39" style:family="table-cell" style:parent-style-name="Default">
      <style:table-cell-properties fo:border="0.06pt solid #000000"/>
      <style:map style:condition="cell-content()&gt;[.C40]" style:apply-style-name="Bad" style:base-cell-address="'mios-1.4.0'.D40"/>
    </style:style>
    <style:style style:name="ce40" style:family="table-cell" style:parent-style-name="Default">
      <style:table-cell-properties fo:background-color="#b2b2b2" fo:border="0.06pt solid #000000"/>
      <style:map style:condition="cell-content()&gt;[.C41]" style:apply-style-name="Bad" style:base-cell-address="'mios-1.4.0'.D41"/>
    </style:style>
    <style:style style:name="ce41" style:family="table-cell" style:parent-style-name="Default">
      <style:table-cell-properties fo:border="0.06pt solid #000000"/>
      <style:map style:condition="cell-content()&gt;[.C42]" style:apply-style-name="Bad" style:base-cell-address="'mios-1.4.0'.D42"/>
    </style:style>
    <style:style style:name="ce42" style:family="table-cell" style:parent-style-name="Default">
      <style:table-cell-properties fo:border="0.06pt solid #000000"/>
      <style:map style:condition="cell-content()&gt;[.C43]" style:apply-style-name="Bad" style:base-cell-address="'mios-1.4.0'.D43"/>
    </style:style>
    <style:style style:name="ce43" style:family="table-cell" style:parent-style-name="Default">
      <style:table-cell-properties fo:border="0.06pt solid #000000"/>
      <style:map style:condition="cell-content()&gt;[.C44]" style:apply-style-name="Bad" style:base-cell-address="'mios-1.4.0'.D44"/>
    </style:style>
    <style:style style:name="ce44" style:family="table-cell" style:parent-style-name="Default">
      <style:table-cell-properties fo:border="0.06pt solid #000000"/>
      <style:map style:condition="cell-content()&gt;[.C45]" style:apply-style-name="Bad" style:base-cell-address="'mios-1.4.0'.D45"/>
    </style:style>
    <style:style style:name="ce45" style:family="table-cell" style:parent-style-name="Default">
      <style:table-cell-properties fo:border="0.06pt solid #000000"/>
      <style:map style:condition="cell-content()&gt;[.C46]" style:apply-style-name="Bad" style:base-cell-address="'mios-1.4.0'.D46"/>
    </style:style>
    <style:style style:name="ce46" style:family="table-cell" style:parent-style-name="Default">
      <style:table-cell-properties fo:border="0.06pt solid #000000"/>
      <style:map style:condition="cell-content()&gt;[.C47]" style:apply-style-name="Bad" style:base-cell-address="'mios-1.4.0'.D47"/>
    </style:style>
    <style:style style:name="ce47" style:family="table-cell" style:parent-style-name="Default">
      <style:table-cell-properties fo:border="0.06pt solid #000000"/>
      <style:map style:condition="cell-content()&gt;[.C48]" style:apply-style-name="Bad" style:base-cell-address="'mios-1.4.0'.D48"/>
    </style:style>
    <style:style style:name="ce48" style:family="table-cell" style:parent-style-name="Default">
      <style:table-cell-properties fo:border="0.06pt solid #000000"/>
      <style:map style:condition="cell-content()&gt;[.C49]" style:apply-style-name="Bad" style:base-cell-address="'mios-1.4.0'.D49"/>
    </style:style>
    <style:style style:name="ce49" style:family="table-cell" style:parent-style-name="Default">
      <style:table-cell-properties fo:border="0.06pt solid #000000"/>
      <style:map style:condition="cell-content()&gt;[.C50]" style:apply-style-name="Bad" style:base-cell-address="'mios-1.4.0'.D50"/>
    </style:style>
    <style:style style:name="ce50" style:family="table-cell" style:parent-style-name="Default">
      <style:table-cell-properties fo:border="0.06pt solid #000000"/>
      <style:map style:condition="cell-content()&gt;[.C51]" style:apply-style-name="Bad" style:base-cell-address="'mios-1.4.0'.D51"/>
    </style:style>
    <style:style style:name="ce51" style:family="table-cell" style:parent-style-name="Default">
      <style:table-cell-properties fo:border="0.06pt solid #000000"/>
      <style:map style:condition="cell-content()&gt;[.C52]" style:apply-style-name="Bad" style:base-cell-address="'mios-1.4.0'.D52"/>
    </style:style>
    <style:style style:name="ce52" style:family="table-cell" style:parent-style-name="Default">
      <style:table-cell-properties fo:border="0.06pt solid #000000"/>
      <style:map style:condition="cell-content()&gt;[.C53]" style:apply-style-name="Bad" style:base-cell-address="'mios-1.4.0'.D53"/>
    </style:style>
    <style:style style:name="ce53" style:family="table-cell" style:parent-style-name="Default">
      <style:table-cell-properties fo:border="0.06pt solid #000000"/>
      <style:map style:condition="cell-content()&gt;[.C54]" style:apply-style-name="Bad" style:base-cell-address="'mios-1.4.0'.D54"/>
    </style:style>
    <style:style style:name="ce54" style:family="table-cell" style:parent-style-name="Default">
      <style:table-cell-properties fo:border="0.06pt solid #000000"/>
      <style:map style:condition="cell-content()&gt;[.C55]" style:apply-style-name="Bad" style:base-cell-address="'mios-1.4.0'.D55"/>
    </style:style>
    <style:style style:name="ce55" style:family="table-cell" style:parent-style-name="Default">
      <style:table-cell-properties fo:border="0.06pt solid #000000"/>
      <style:map style:condition="cell-content()&gt;[.C56]" style:apply-style-name="Bad" style:base-cell-address="'mios-1.4.0'.D56"/>
    </style:style>
    <style:style style:name="ce56" style:family="table-cell" style:parent-style-name="Default">
      <style:table-cell-properties fo:background-color="#b2b2b2" fo:border="0.06pt solid #000000"/>
      <style:map style:condition="cell-content()&gt;[.C57]" style:apply-style-name="Bad" style:base-cell-address="'mios-1.4.0'.D57"/>
    </style:style>
    <style:style style:name="ce57" style:family="table-cell" style:parent-style-name="Default">
      <style:table-cell-properties fo:border="0.06pt solid #000000"/>
      <style:map style:condition="cell-content()&gt;[.C58]" style:apply-style-name="Bad" style:base-cell-address="'mios-1.4.0'.D58"/>
    </style:style>
    <style:style style:name="ce58" style:family="table-cell" style:parent-style-name="Default">
      <style:table-cell-properties fo:border="0.06pt solid #000000"/>
      <style:map style:condition="cell-content()&gt;[.C59]" style:apply-style-name="Bad" style:base-cell-address="'mios-1.4.0'.D59"/>
    </style:style>
    <style:style style:name="ce59" style:family="table-cell" style:parent-style-name="Default">
      <style:table-cell-properties fo:border="0.06pt solid #000000"/>
      <style:map style:condition="cell-content()&gt;[.C60]" style:apply-style-name="Bad" style:base-cell-address="'mios-1.4.0'.D60"/>
    </style:style>
    <style:style style:name="ce60" style:family="table-cell" style:parent-style-name="Default">
      <style:table-cell-properties fo:border="0.06pt solid #000000"/>
      <style:map style:condition="cell-content()&gt;[.C61]" style:apply-style-name="Bad" style:base-cell-address="'mios-1.4.0'.D61"/>
    </style:style>
    <style:style style:name="ce61" style:family="table-cell" style:parent-style-name="Default">
      <style:table-cell-properties fo:border="0.06pt solid #000000"/>
      <style:map style:condition="cell-content()&gt;[.C62]" style:apply-style-name="Bad" style:base-cell-address="'mios-1.4.0'.D62"/>
    </style:style>
    <style:style style:name="ce62" style:family="table-cell" style:parent-style-name="Default">
      <style:table-cell-properties fo:border="0.06pt solid #000000"/>
      <style:map style:condition="cell-content()&gt;[.C63]" style:apply-style-name="Bad" style:base-cell-address="'mios-1.4.0'.D63"/>
    </style:style>
    <style:style style:name="ce63" style:family="table-cell" style:parent-style-name="Default">
      <style:table-cell-properties fo:border="0.06pt solid #000000"/>
      <style:map style:condition="cell-content()&gt;[.C64]" style:apply-style-name="Bad" style:base-cell-address="'mios-1.4.0'.D64"/>
    </style:style>
    <style:style style:name="ce64" style:family="table-cell" style:parent-style-name="Default">
      <style:table-cell-properties fo:border="0.06pt solid #000000"/>
      <style:map style:condition="cell-content()&gt;[.C65]" style:apply-style-name="Bad" style:base-cell-address="'mios-1.4.0'.D65"/>
    </style:style>
    <style:style style:name="ce65" style:family="table-cell" style:parent-style-name="Default">
      <style:table-cell-properties fo:border="0.06pt solid #000000"/>
      <style:map style:condition="cell-content()&gt;[.C66]" style:apply-style-name="Bad" style:base-cell-address="'mios-1.4.0'.D66"/>
    </style:style>
    <style:style style:name="ce66" style:family="table-cell" style:parent-style-name="Default">
      <style:table-cell-properties fo:border="0.06pt solid #000000"/>
      <style:map style:condition="cell-content()&gt;[.C67]" style:apply-style-name="Bad" style:base-cell-address="'mios-1.4.0'.D67"/>
    </style:style>
    <style:style style:name="ce67" style:family="table-cell" style:parent-style-name="Default">
      <style:table-cell-properties fo:border="0.06pt solid #000000"/>
      <style:map style:condition="cell-content()&gt;[.C68]" style:apply-style-name="Bad" style:base-cell-address="'mios-1.4.0'.D68"/>
    </style:style>
    <style:style style:name="ce68" style:family="table-cell" style:parent-style-name="Default">
      <style:table-cell-properties fo:border="0.06pt solid #000000"/>
      <style:map style:condition="cell-content()&gt;[.C69]" style:apply-style-name="Bad" style:base-cell-address="'mios-1.4.0'.D69"/>
    </style:style>
    <style:style style:name="ce69" style:family="table-cell" style:parent-style-name="Default">
      <style:table-cell-properties fo:border="0.06pt solid #000000"/>
      <style:map style:condition="cell-content()&gt;[.C70]" style:apply-style-name="Bad" style:base-cell-address="'mios-1.4.0'.D70"/>
    </style:style>
    <style:style style:name="ce70" style:family="table-cell" style:parent-style-name="Default">
      <style:table-cell-properties fo:background-color="#b2b2b2" fo:border="0.06pt solid #000000"/>
      <style:map style:condition="cell-content()&gt;[.C71]" style:apply-style-name="Bad" style:base-cell-address="'mios-1.4.0'.D71"/>
    </style:style>
    <style:style style:name="ce71" style:family="table-cell" style:parent-style-name="Default">
      <style:table-cell-properties fo:border="0.06pt solid #000000"/>
      <style:map style:condition="cell-content()&gt;[.C72]" style:apply-style-name="Bad" style:base-cell-address="'mios-1.4.0'.D72"/>
    </style:style>
    <style:style style:name="ce72" style:family="table-cell" style:parent-style-name="Default">
      <style:table-cell-properties fo:border="0.06pt solid #000000"/>
      <style:map style:condition="cell-content()&gt;[.C73]" style:apply-style-name="Bad" style:base-cell-address="'mios-1.4.0'.D73"/>
    </style:style>
    <style:style style:name="ce73" style:family="table-cell" style:parent-style-name="Default">
      <style:table-cell-properties fo:border="0.06pt solid #000000"/>
      <style:map style:condition="cell-content()&gt;[.C74]" style:apply-style-name="Bad" style:base-cell-address="'mios-1.4.0'.D74"/>
    </style:style>
    <style:style style:name="ce74" style:family="table-cell" style:parent-style-name="Default">
      <style:table-cell-properties fo:border="0.06pt solid #000000"/>
      <style:map style:condition="cell-content()&gt;[.C75]" style:apply-style-name="Bad" style:base-cell-address="'mios-1.4.0'.D75"/>
    </style:style>
    <style:style style:name="ce75" style:family="table-cell" style:parent-style-name="Default">
      <style:table-cell-properties fo:border="0.06pt solid #000000"/>
      <style:map style:condition="cell-content()&gt;[.C76]" style:apply-style-name="Bad" style:base-cell-address="'mios-1.4.0'.D76"/>
    </style:style>
    <style:style style:name="ce76" style:family="table-cell" style:parent-style-name="Default">
      <style:table-cell-properties fo:border="0.06pt solid #000000"/>
      <style:map style:condition="cell-content()&gt;[.C77]" style:apply-style-name="Bad" style:base-cell-address="'mios-1.4.0'.D77"/>
    </style:style>
    <style:style style:name="ce77" style:family="table-cell" style:parent-style-name="Default">
      <style:table-cell-properties fo:border="0.06pt solid #000000"/>
      <style:map style:condition="cell-content()&gt;[.C78]" style:apply-style-name="Bad" style:base-cell-address="'mios-1.4.0'.D78"/>
    </style:style>
    <style:style style:name="ce78" style:family="table-cell" style:parent-style-name="Default">
      <style:table-cell-properties fo:border="0.06pt solid #000000"/>
      <style:map style:condition="cell-content()&gt;[.C79]" style:apply-style-name="Bad" style:base-cell-address="'mios-1.4.0'.D79"/>
    </style:style>
    <style:style style:name="ce79" style:family="table-cell" style:parent-style-name="Default">
      <style:table-cell-properties fo:border="0.06pt solid #000000"/>
      <style:map style:condition="cell-content()&gt;[.C80]" style:apply-style-name="Bad" style:base-cell-address="'mios-1.4.0'.D80"/>
    </style:style>
    <style:style style:name="ce80" style:family="table-cell" style:parent-style-name="Default">
      <style:table-cell-properties fo:border="0.06pt solid #000000"/>
      <style:map style:condition="cell-content()&gt;[.C81]" style:apply-style-name="Bad" style:base-cell-address="'mios-1.4.0'.D81"/>
    </style:style>
    <style:style style:name="ce81" style:family="table-cell" style:parent-style-name="Default">
      <style:table-cell-properties fo:border="0.06pt solid #000000"/>
      <style:map style:condition="cell-content()&gt;[.C82]" style:apply-style-name="Bad" style:base-cell-address="'mios-1.4.0'.D82"/>
    </style:style>
    <style:style style:name="ce82" style:family="table-cell" style:parent-style-name="Default">
      <style:table-cell-properties fo:border="0.06pt solid #000000"/>
      <style:map style:condition="cell-content()&gt;[.C83]" style:apply-style-name="Bad" style:base-cell-address="'mios-1.4.0'.D83"/>
    </style:style>
    <style:style style:name="ce83" style:family="table-cell" style:parent-style-name="Default">
      <style:table-cell-properties fo:border="0.06pt solid #000000"/>
      <style:map style:condition="cell-content()&gt;[.C84]" style:apply-style-name="Bad" style:base-cell-address="'mios-1.4.0'.D84"/>
    </style:style>
    <style:style style:name="ce84" style:family="table-cell" style:parent-style-name="Default">
      <style:table-cell-properties fo:border="0.06pt solid #000000"/>
      <style:map style:condition="cell-content()&gt;[.C85]" style:apply-style-name="Bad" style:base-cell-address="'mios-1.4.0'.D85"/>
    </style:style>
    <style:style style:name="ce85" style:family="table-cell" style:parent-style-name="Default">
      <style:table-cell-properties fo:border="0.06pt solid #000000"/>
      <style:map style:condition="cell-content()&gt;[.C86]" style:apply-style-name="Bad" style:base-cell-address="'mios-1.4.0'.D86"/>
    </style:style>
    <style:style style:name="ce86" style:family="table-cell" style:parent-style-name="Default">
      <style:table-cell-properties fo:border="0.06pt solid #000000"/>
      <style:map style:condition="cell-content()&gt;[.C87]" style:apply-style-name="Bad" style:base-cell-address="'mios-1.4.0'.D87"/>
    </style:style>
    <style:style style:name="ce87" style:family="table-cell" style:parent-style-name="Default">
      <style:table-cell-properties fo:border="0.06pt solid #000000"/>
      <style:map style:condition="cell-content()&gt;[.C88]" style:apply-style-name="Bad" style:base-cell-address="'mios-1.4.0'.D88"/>
    </style:style>
    <style:style style:name="ce88" style:family="table-cell" style:parent-style-name="Default">
      <style:table-cell-properties fo:border="0.06pt solid #000000"/>
      <style:map style:condition="cell-content()&gt;[.C89]" style:apply-style-name="Bad" style:base-cell-address="'mios-1.4.0'.D89"/>
    </style:style>
    <style:style style:name="ce89" style:family="table-cell" style:parent-style-name="Default">
      <style:table-cell-properties fo:border="0.06pt solid #000000"/>
      <style:map style:condition="cell-content()&gt;[.C90]" style:apply-style-name="Bad" style:base-cell-address="'mios-1.4.0'.D90"/>
    </style:style>
    <style:style style:name="ce90" style:family="table-cell" style:parent-style-name="Default">
      <style:table-cell-properties fo:border="0.06pt solid #000000"/>
      <style:map style:condition="cell-content()&gt;[.C91]" style:apply-style-name="Bad" style:base-cell-address="'mios-1.4.0'.D91"/>
    </style:style>
    <style:style style:name="ce91" style:family="table-cell" style:parent-style-name="Default">
      <style:table-cell-properties fo:border="0.06pt solid #000000"/>
      <style:map style:condition="cell-content()&gt;[.C92]" style:apply-style-name="Bad" style:base-cell-address="'mios-1.4.0'.D92"/>
    </style:style>
    <style:style style:name="ce92" style:family="table-cell" style:parent-style-name="Default">
      <style:table-cell-properties fo:border="0.06pt solid #000000"/>
      <style:map style:condition="cell-content()&gt;[.C93]" style:apply-style-name="Bad" style:base-cell-address="'mios-1.4.0'.D93"/>
    </style:style>
    <style:style style:name="ce93" style:family="table-cell" style:parent-style-name="Default">
      <style:table-cell-properties fo:border="0.06pt solid #000000"/>
      <style:map style:condition="cell-content()&gt;[.C94]" style:apply-style-name="Bad" style:base-cell-address="'mios-1.4.0'.D94"/>
    </style:style>
    <style:style style:name="ce94" style:family="table-cell" style:parent-style-name="Default">
      <style:table-cell-properties fo:border="0.06pt solid #000000"/>
      <style:map style:condition="cell-content()&gt;[.C95]" style:apply-style-name="Bad" style:base-cell-address="'mios-1.4.0'.D95"/>
    </style:style>
    <style:style style:name="ce95" style:family="table-cell" style:parent-style-name="Default">
      <style:table-cell-properties fo:border="0.06pt solid #000000"/>
      <style:map style:condition="cell-content()&gt;[.C96]" style:apply-style-name="Bad" style:base-cell-address="'mios-1.4.0'.D96"/>
    </style:style>
    <style:style style:name="ce96" style:family="table-cell" style:parent-style-name="Default">
      <style:table-cell-properties fo:border="0.06pt solid #000000"/>
      <style:map style:condition="cell-content()&gt;[.C97]" style:apply-style-name="Bad" style:base-cell-address="'mios-1.4.0'.D97"/>
    </style:style>
    <style:style style:name="ce97" style:family="table-cell" style:parent-style-name="Default">
      <style:table-cell-properties fo:border="0.06pt solid #000000"/>
      <style:map style:condition="cell-content()&gt;[.C98]" style:apply-style-name="Bad" style:base-cell-address="'mios-1.4.0'.D98"/>
    </style:style>
    <style:style style:name="ce98" style:family="table-cell" style:parent-style-name="Default">
      <style:table-cell-properties fo:border="0.06pt solid #000000"/>
      <style:map style:condition="cell-content()&gt;[.C99]" style:apply-style-name="Bad" style:base-cell-address="'mios-1.4.0'.D99"/>
    </style:style>
    <style:style style:name="ce99" style:family="table-cell" style:parent-style-name="Default">
      <style:table-cell-properties fo:border="0.06pt solid #000000"/>
      <style:map style:condition="cell-content()&gt;[.C100]" style:apply-style-name="Bad" style:base-cell-address="'mios-1.4.0'.D100"/>
    </style:style>
    <style:style style:name="ce100" style:family="table-cell" style:parent-style-name="Default">
      <style:table-cell-properties fo:border="0.06pt solid #000000"/>
      <style:map style:condition="cell-content()&gt;[.C101]" style:apply-style-name="Bad" style:base-cell-address="'mios-1.4.0'.D101"/>
    </style:style>
    <style:style style:name="ce101" style:family="table-cell" style:parent-style-name="Default">
      <style:table-cell-properties fo:border="0.06pt solid #000000"/>
      <style:map style:condition="cell-content()&gt;[.C102]" style:apply-style-name="Bad" style:base-cell-address="'mios-1.4.0'.D102"/>
    </style:style>
    <style:style style:name="ce102" style:family="table-cell" style:parent-style-name="Default">
      <style:table-cell-properties fo:border="0.06pt solid #000000"/>
      <style:map style:condition="cell-content()&gt;[.C103]" style:apply-style-name="Bad" style:base-cell-address="'mios-1.4.0'.D103"/>
    </style:style>
    <style:style style:name="ce103" style:family="table-cell" style:parent-style-name="Default">
      <style:table-cell-properties fo:border="0.06pt solid #000000"/>
      <style:map style:condition="cell-content()&gt;[.C104]" style:apply-style-name="Bad" style:base-cell-address="'mios-1.4.0'.D104"/>
    </style:style>
    <style:style style:name="ce104" style:family="table-cell" style:parent-style-name="Default">
      <style:table-cell-properties fo:border="0.06pt solid #000000"/>
      <style:map style:condition="cell-content()&gt;[.C105]" style:apply-style-name="Bad" style:base-cell-address="'mios-1.4.0'.D105"/>
    </style:style>
    <style:style style:name="ce105" style:family="table-cell" style:parent-style-name="Default">
      <style:table-cell-properties fo:border="0.06pt solid #000000"/>
      <style:map style:condition="cell-content()&gt;[.C106]" style:apply-style-name="Bad" style:base-cell-address="'mios-1.4.0'.D106"/>
    </style:style>
    <style:style style:name="ce106" style:family="table-cell" style:parent-style-name="Default">
      <style:table-cell-properties fo:border="0.06pt solid #000000"/>
      <style:map style:condition="cell-content()&gt;[.C107]" style:apply-style-name="Bad" style:base-cell-address="'mios-1.4.0'.D107"/>
    </style:style>
    <style:style style:name="ce107" style:family="table-cell" style:parent-style-name="Default">
      <style:table-cell-properties fo:border="0.06pt solid #000000"/>
      <style:map style:condition="cell-content()&gt;[.C108]" style:apply-style-name="Bad" style:base-cell-address="'mios-1.4.0'.D108"/>
    </style:style>
    <style:style style:name="ce108" style:family="table-cell" style:parent-style-name="Default">
      <style:table-cell-properties fo:border="0.06pt solid #000000"/>
      <style:map style:condition="cell-content()&gt;[.C109]" style:apply-style-name="Bad" style:base-cell-address="'mios-1.4.0'.D109"/>
    </style:style>
    <style:style style:name="ce109" style:family="table-cell" style:parent-style-name="Default">
      <style:table-cell-properties fo:border="0.06pt solid #000000"/>
      <style:map style:condition="cell-content()&gt;[.C110]" style:apply-style-name="Bad" style:base-cell-address="'mios-1.4.0'.D110"/>
    </style:style>
    <style:style style:name="ce110" style:family="table-cell" style:parent-style-name="Default">
      <style:table-cell-properties fo:border="0.06pt solid #000000"/>
      <style:map style:condition="cell-content()&gt;[.C111]" style:apply-style-name="Bad" style:base-cell-address="'mios-1.4.0'.D111"/>
    </style:style>
    <style:style style:name="ce111" style:family="table-cell" style:parent-style-name="Default">
      <style:table-cell-properties fo:border="0.06pt solid #000000"/>
      <style:map style:condition="cell-content()&gt;[.C112]" style:apply-style-name="Bad" style:base-cell-address="'mios-1.4.0'.D112"/>
    </style:style>
    <style:style style:name="ce112" style:family="table-cell" style:parent-style-name="Default">
      <style:table-cell-properties fo:border="0.06pt solid #000000"/>
      <style:map style:condition="cell-content()&gt;[.C113]" style:apply-style-name="Bad" style:base-cell-address="'mios-1.4.0'.D113"/>
    </style:style>
    <style:style style:name="ce113" style:family="table-cell" style:parent-style-name="Default">
      <style:table-cell-properties fo:border="0.06pt solid #000000"/>
      <style:map style:condition="cell-content()&gt;[.C114]" style:apply-style-name="Bad" style:base-cell-address="'mios-1.4.0'.D114"/>
    </style:style>
    <style:style style:name="ce114" style:family="table-cell" style:parent-style-name="Default">
      <style:table-cell-properties fo:border="0.06pt solid #000000"/>
      <style:map style:condition="cell-content()&gt;[.C115]" style:apply-style-name="Bad" style:base-cell-address="'mios-1.4.0'.D115"/>
    </style:style>
    <style:style style:name="ce115" style:family="table-cell" style:parent-style-name="Default">
      <style:table-cell-properties fo:border="0.06pt solid #000000"/>
      <style:map style:condition="cell-content()&gt;[.C116]" style:apply-style-name="Bad" style:base-cell-address="'mios-1.4.0'.D116"/>
    </style:style>
    <style:style style:name="ce116" style:family="table-cell" style:parent-style-name="Default">
      <style:table-cell-properties fo:border="0.06pt solid #000000"/>
      <style:map style:condition="cell-content()&gt;[.C117]" style:apply-style-name="Bad" style:base-cell-address="'mios-1.4.0'.D117"/>
    </style:style>
    <style:style style:name="ce117" style:family="table-cell" style:parent-style-name="Default">
      <style:table-cell-properties fo:border="0.06pt solid #000000"/>
      <style:map style:condition="cell-content()&gt;[.C118]" style:apply-style-name="Bad" style:base-cell-address="'mios-1.4.0'.D118"/>
    </style:style>
    <style:style style:name="ce118" style:family="table-cell" style:parent-style-name="Default">
      <style:table-cell-properties fo:border="0.06pt solid #000000"/>
      <style:map style:condition="cell-content()&gt;[.C119]" style:apply-style-name="Bad" style:base-cell-address="'mios-1.4.0'.D119"/>
    </style:style>
    <style:style style:name="ce119" style:family="table-cell" style:parent-style-name="Default">
      <style:table-cell-properties fo:background-color="#b2b2b2" fo:border="0.06pt solid #000000"/>
      <style:map style:condition="cell-content()&gt;[.C120]" style:apply-style-name="Bad" style:base-cell-address="'mios-1.4.0'.D120"/>
    </style:style>
    <style:style style:name="ce120" style:family="table-cell" style:parent-style-name="Default">
      <style:table-cell-properties fo:border="0.06pt solid #000000"/>
      <style:map style:condition="cell-content()&gt;[.C121]" style:apply-style-name="Bad" style:base-cell-address="'mios-1.4.0'.D121"/>
    </style:style>
    <style:style style:name="ce121" style:family="table-cell" style:parent-style-name="Default">
      <style:table-cell-properties fo:border="0.06pt solid #000000"/>
      <style:map style:condition="cell-content()&gt;[.C122]" style:apply-style-name="Bad" style:base-cell-address="'mios-1.4.0'.D122"/>
    </style:style>
    <style:style style:name="ce122" style:family="table-cell" style:parent-style-name="Default">
      <style:table-cell-properties fo:border="0.06pt solid #000000"/>
      <style:map style:condition="cell-content()&gt;[.C123]" style:apply-style-name="Bad" style:base-cell-address="'mios-1.4.0'.D123"/>
    </style:style>
    <style:style style:name="ce123" style:family="table-cell" style:parent-style-name="Default">
      <style:table-cell-properties fo:border="0.06pt solid #000000"/>
      <style:map style:condition="cell-content()&gt;[.C124]" style:apply-style-name="Bad" style:base-cell-address="'mios-1.4.0'.D124"/>
    </style:style>
    <style:style style:name="ce124" style:family="table-cell" style:parent-style-name="Default">
      <style:table-cell-properties fo:border="0.06pt solid #000000"/>
      <style:map style:condition="cell-content()&gt;[.C125]" style:apply-style-name="Bad" style:base-cell-address="'mios-1.4.0'.D125"/>
    </style:style>
    <style:style style:name="ce125" style:family="table-cell" style:parent-style-name="Default">
      <style:table-cell-properties fo:border="0.06pt solid #000000"/>
      <style:map style:condition="cell-content()&gt;[.C126]" style:apply-style-name="Bad" style:base-cell-address="'mios-1.4.0'.D126"/>
    </style:style>
    <style:style style:name="ce126" style:family="table-cell" style:parent-style-name="Default">
      <style:table-cell-properties fo:border="0.06pt solid #000000"/>
      <style:map style:condition="cell-content()&gt;[.C127]" style:apply-style-name="Bad" style:base-cell-address="'mios-1.4.0'.D127"/>
    </style:style>
    <style:style style:name="ce127" style:family="table-cell" style:parent-style-name="Default">
      <style:table-cell-properties fo:border="0.06pt solid #000000"/>
      <style:map style:condition="cell-content()&gt;[.C128]" style:apply-style-name="Bad" style:base-cell-address="'mios-1.4.0'.D128"/>
    </style:style>
    <style:style style:name="ce128" style:family="table-cell" style:parent-style-name="Default">
      <style:table-cell-properties fo:background-color="#b2b2b2" fo:border="0.06pt solid #000000"/>
      <style:map style:condition="cell-content()&gt;[.C129]" style:apply-style-name="Bad" style:base-cell-address="'mios-1.4.0'.D129"/>
    </style:style>
    <style:style style:name="ce129" style:family="table-cell" style:parent-style-name="Default">
      <style:table-cell-properties fo:border="0.06pt solid #000000"/>
      <style:map style:condition="cell-content()&gt;[.C130]" style:apply-style-name="Bad" style:base-cell-address="'mios-1.4.0'.D130"/>
    </style:style>
    <style:style style:name="ce130" style:family="table-cell" style:parent-style-name="Default">
      <style:table-cell-properties fo:border="0.06pt solid #000000"/>
      <style:map style:condition="cell-content()&gt;[.C131]" style:apply-style-name="Bad" style:base-cell-address="'mios-1.4.0'.D131"/>
    </style:style>
    <style:style style:name="ce131" style:family="table-cell" style:parent-style-name="Default">
      <style:table-cell-properties fo:background-color="#b2b2b2" fo:border="0.06pt solid #000000"/>
      <style:map style:condition="cell-content()&gt;[.C132]" style:apply-style-name="Bad" style:base-cell-address="'mios-1.4.0'.D132"/>
    </style:style>
    <style:style style:name="ce132" style:family="table-cell" style:parent-style-name="Default">
      <style:table-cell-properties fo:border="0.06pt solid #000000"/>
      <style:map style:condition="cell-content()&gt;[.C133]" style:apply-style-name="Bad" style:base-cell-address="'mios-1.4.0'.D133"/>
    </style:style>
    <style:style style:name="ce133" style:family="table-cell" style:parent-style-name="Default">
      <style:table-cell-properties fo:border="0.06pt solid #000000"/>
      <style:map style:condition="cell-content()&gt;[.C135]" style:apply-style-name="Bad" style:base-cell-address="'mios-1.4.0'.D135"/>
    </style:style>
    <style:style style:name="ce134" style:family="table-cell" style:parent-style-name="Default">
      <style:table-cell-properties fo:border="0.06pt solid #000000"/>
      <style:map style:condition="cell-content()&gt;[.C136]" style:apply-style-name="Bad" style:base-cell-address="'mios-1.4.0'.D136"/>
    </style:style>
    <style:style style:name="ce13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ios-1.4.0" table:style-name="ta1" table:print-ranges="'mios-1.4.0'.A1:'mios-1.4.0'.G13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135"/>
        <table:table-column table:style-name="co4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# sat-benchmark 0.8.17 on smithi @ 2016-09-12T12:05:20+09: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# mios 1.4.0 -- https://github.com/shnarazk/mios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# designate: 3914056 2016-09-12T10:59 /home/narazaki/.local/bin/mios-2d91fb9</text:p>
          </table:table-cell>
          <table:table-cell table:style-name="Default"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scal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# parameters: '' and timeout: 1260 sec.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/>num</text:p>
          </table:table-cell>
          <table:table-cell office:value-type="string" calcext:value-type="string">
            <text:p><text:s/>target</text:p>
          </table:table-cell>
          <table:table-cell office:value-type="string" calcext:value-type="string">
            <text:p><text:s/>time</text:p>
          </table:table-cell>
          <table:table-cell table:style-name="ce1" office:value-type="string" calcext:value-type="string">
            <text:p><text:s/>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15m/009-80-4.cnf</text:p>
          </table:table-cell>
          <table:table-cell office:value-type="float" office:value="1124.67" calcext:value-type="float">
            <text:p>1124.67</text:p>
          </table:table-cell>
          <table:table-cell table:style-name="ce5" office:value-type="float" office:value="1051.18" calcext:value-type="float">
            <text:p>1051.18</text:p>
          </table:table-cell>
          <table:table-cell table:formula="of:=[.D6]/[.C6]" office:value-type="float" office:value="0.934656388096064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table:formula="of:=FREQUENCY([.E6:.E136];[.F6:.F1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15m/38bits_10.dimacs.cnf</text:p>
          </table:table-cell>
          <table:table-cell office:value-type="float" office:value="11.44" calcext:value-type="float">
            <text:p>11.44</text:p>
          </table:table-cell>
          <table:table-cell table:style-name="ce6" office:value-type="float" office:value="11.79" calcext:value-type="float">
            <text:p>11.79</text:p>
          </table:table-cell>
          <table:table-cell table:formula="of:=[.D7]/[.C7]" office:value-type="float" office:value="1.03059440559441" calcext:value-type="float">
            <text:p>1.03</text:p>
          </table:table-cell>
          <table:table-cell office:value-type="float" office:value="0.95" calcext:value-type="float">
            <text:p>0.95</text:p>
          </table:table-cell>
          <table:table-cell table:formula="of:=FREQUENCY([.E7:.E137];[.F7:.F1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15m/40bits_10.dimacs.cnf</text:p>
          </table:table-cell>
          <table:table-cell office:value-type="float" office:value="81.59" calcext:value-type="float">
            <text:p>81.59</text:p>
          </table:table-cell>
          <table:table-cell table:style-name="ce7" office:value-type="float" office:value="86.31" calcext:value-type="float">
            <text:p>86.31</text:p>
          </table:table-cell>
          <table:table-cell table:formula="of:=[.D8]/[.C8]" office:value-type="float" office:value="1.05785022674347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table:formula="of:=FREQUENCY([.E8:.E138];[.F8:.F15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15m/42bits_12.dimacs.cnf</text:p>
          </table:table-cell>
          <table:table-cell office:value-type="float" office:value="100.23" calcext:value-type="float">
            <text:p>100.23</text:p>
          </table:table-cell>
          <table:table-cell table:style-name="ce8" office:value-type="float" office:value="94.91" calcext:value-type="float">
            <text:p>94.91</text:p>
          </table:table-cell>
          <table:table-cell table:formula="of:=[.D9]/[.C9]" office:value-type="float" office:value="0.946922079217799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FREQUENCY([.E9:.E139];[.F9:.F16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R15m/44bits_11.dimacs.cnf</text:p>
          </table:table-cell>
          <table:table-cell office:value-type="float" office:value="357.29" calcext:value-type="float">
            <text:p>357.29</text:p>
          </table:table-cell>
          <table:table-cell table:style-name="ce9" office:value-type="float" office:value="377.24" calcext:value-type="float">
            <text:p>377.24</text:p>
          </table:table-cell>
          <table:table-cell table:formula="of:=[.D10]/[.C10]" office:value-type="float" office:value="1.055836995158" calcext:value-type="float">
            <text:p>1.06</text:p>
          </table:table-cell>
          <table:table-cell office:value-type="float" office:value="1.02" calcext:value-type="float">
            <text:p>1.02</text:p>
          </table:table-cell>
          <table:table-cell table:formula="of:=FREQUENCY([.E10:.E140];[.F10:.F17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15m/46bits_11.dimacs.cnf</text:p>
          </table:table-cell>
          <table:table-cell office:value-type="float" office:value="67.03" calcext:value-type="float">
            <text:p>67.03</text:p>
          </table:table-cell>
          <table:table-cell table:style-name="ce10" office:value-type="float" office:value="72.42" calcext:value-type="float">
            <text:p>72.42</text:p>
          </table:table-cell>
          <table:table-cell table:formula="of:=[.D11]/[.C11]" office:value-type="float" office:value="1.0804117559301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table:formula="of:=FREQUENCY([.E11:.E141];[.F11:.F18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15m/46bits_12.dimacs.cnf</text:p>
          </table:table-cell>
          <table:table-cell office:value-type="float" office:value="28.27" calcext:value-type="float">
            <text:p>28.27</text:p>
          </table:table-cell>
          <table:table-cell table:style-name="ce11" office:value-type="float" office:value="28.5" calcext:value-type="float">
            <text:p>28.5</text:p>
          </table:table-cell>
          <table:table-cell table:formula="of:=[.D12]/[.C12]" office:value-type="float" office:value="1.00813583303856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table:formula="of:=FREQUENCY([.E12:.E142];[.F12:.F19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15m/46bits_14.dimacs.cnf</text:p>
          </table:table-cell>
          <table:table-cell office:value-type="float" office:value="463.16" calcext:value-type="float">
            <text:p>463.16</text:p>
          </table:table-cell>
          <table:table-cell table:style-name="ce12" office:value-type="float" office:value="463.28" calcext:value-type="float">
            <text:p>463.28</text:p>
          </table:table-cell>
          <table:table-cell table:formula="of:=[.D13]/[.C13]" office:value-type="float" office:value="1.0002590897314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FREQUENCY([.E13:.E143];[.F13:.F20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SR15m/48bits_11.dimacs.cnf</text:p>
          </table:table-cell>
          <table:table-cell table:style-name="ce2" office:value-type="float" office:value="1259.31" calcext:value-type="float">
            <text:p>1259.31</text:p>
          </table:table-cell>
          <table:table-cell table:style-name="ce13" office:value-type="float" office:value="1258.95" calcext:value-type="float">
            <text:p>1258.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15m/48bits_14.dimacs.cnf</text:p>
          </table:table-cell>
          <table:table-cell office:value-type="float" office:value="359.51" calcext:value-type="float">
            <text:p>359.51</text:p>
          </table:table-cell>
          <table:table-cell table:style-name="ce14" office:value-type="float" office:value="363.52" calcext:value-type="float">
            <text:p>363.52</text:p>
          </table:table-cell>
          <table:table-cell table:formula="of:=[.D15]/[.C15]" office:value-type="float" office:value="1.0111540708186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R15m/50bits_10.dimacs.cnf</text:p>
          </table:table-cell>
          <table:table-cell office:value-type="float" office:value="101.93" calcext:value-type="float">
            <text:p>101.93</text:p>
          </table:table-cell>
          <table:table-cell table:style-name="ce15" office:value-type="float" office:value="110.56" calcext:value-type="float">
            <text:p>110.56</text:p>
          </table:table-cell>
          <table:table-cell table:formula="of:=[.D16]/[.C16]" office:value-type="float" office:value="1.0846659472186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R15m/6s168-opt.cnf</text:p>
          </table:table-cell>
          <table:table-cell table:style-name="ce2" office:value-type="float" office:value="1258.84" calcext:value-type="float">
            <text:p>1258.84</text:p>
          </table:table-cell>
          <table:table-cell table:style-name="ce16" office:value-type="float" office:value="1258.71" calcext:value-type="float">
            <text:p>1258.7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R15m/ACG-20-5p0.cnf</text:p>
          </table:table-cell>
          <table:table-cell table:style-name="ce2" office:value-type="float" office:value="1259.31" calcext:value-type="float">
            <text:p>1259.31</text:p>
          </table:table-cell>
          <table:table-cell table:style-name="ce17" office:value-type="float" office:value="1259.19" calcext:value-type="float">
            <text:p>1259.1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R15m/E02F20.cnf</text:p>
          </table:table-cell>
          <table:table-cell office:value-type="float" office:value="964.56" calcext:value-type="float">
            <text:p>964.56</text:p>
          </table:table-cell>
          <table:table-cell table:style-name="ce18" office:value-type="float" office:value="1119.58" calcext:value-type="float">
            <text:p>1119.58</text:p>
          </table:table-cell>
          <table:table-cell table:formula="of:=[.D19]/[.C19]" office:value-type="float" office:value="1.16071576677449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R15m/E02F22.cnf</text:p>
          </table:table-cell>
          <table:table-cell office:value-type="float" office:value="437.17" calcext:value-type="float">
            <text:p>437.17</text:p>
          </table:table-cell>
          <table:table-cell table:style-name="ce19" office:value-type="float" office:value="457.04" calcext:value-type="float">
            <text:p>457.04</text:p>
          </table:table-cell>
          <table:table-cell table:formula="of:=[.D20]/[.C20]" office:value-type="float" office:value="1.04545142621863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R15m/UCG-20-5p0.cnf</text:p>
          </table:table-cell>
          <table:table-cell table:style-name="ce2" office:value-type="float" office:value="1259.12" calcext:value-type="float">
            <text:p>1259.12</text:p>
          </table:table-cell>
          <table:table-cell table:style-name="ce20" office:value-type="float" office:value="1259.14" calcext:value-type="float">
            <text:p>1259.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R15m/aes_32_2_keyfind_1.cnf</text:p>
          </table:table-cell>
          <table:table-cell table:style-name="ce2" office:value-type="float" office:value="1259.19" calcext:value-type="float">
            <text:p>1259.19</text:p>
          </table:table-cell>
          <table:table-cell table:style-name="ce21" office:value-type="float" office:value="1259.18" calcext:value-type="float">
            <text:p>1259.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SR15m/aes_32_3_keyfind_1.cnf</text:p>
          </table:table-cell>
          <table:table-cell table:style-name="ce2" office:value-type="float" office:value="1259.08" calcext:value-type="float">
            <text:p>1259.08</text:p>
          </table:table-cell>
          <table:table-cell table:style-name="ce22" office:value-type="float" office:value="1258.92" calcext:value-type="float">
            <text:p>1258.9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R15m/atco_enc1_opt1_04_32.cnf</text:p>
          </table:table-cell>
          <table:table-cell table:style-name="ce2" office:value-type="float" office:value="1259.12" calcext:value-type="float">
            <text:p>1259.12</text:p>
          </table:table-cell>
          <table:table-cell table:style-name="ce23" office:value-type="float" office:value="1259.02" calcext:value-type="float">
            <text:p>1259.0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R15m/atco_enc1_opt2_10_14.cnf</text:p>
          </table:table-cell>
          <table:table-cell table:style-name="ce2" office:value-type="float" office:value="1259.08" calcext:value-type="float">
            <text:p>1259.08</text:p>
          </table:table-cell>
          <table:table-cell table:style-name="ce24" office:value-type="float" office:value="1258.48" calcext:value-type="float">
            <text:p>1258.4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R15m/atco_enc2_opt2_05_9.cnf</text:p>
          </table:table-cell>
          <table:table-cell table:style-name="ce2" office:value-type="float" office:value="1259.15" calcext:value-type="float">
            <text:p>1259.15</text:p>
          </table:table-cell>
          <table:table-cell table:style-name="ce25" office:value-type="float" office:value="1258.49" calcext:value-type="float">
            <text:p>1258.4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R15m/atco_enc2_opt2_20_11.cnf</text:p>
          </table:table-cell>
          <table:table-cell table:style-name="ce4" office:value-type="float" office:value="1070.57" calcext:value-type="float">
            <text:p>1070.57</text:p>
          </table:table-cell>
          <table:table-cell table:style-name="ce26" office:value-type="float" office:value="1258.63" calcext:value-type="float">
            <text:p>1258.63</text:p>
          </table:table-cell>
          <table:table-cell table:formula="of:=[.D27]/[.C27]" office:value-type="float" office:value="1.1756634316298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R15m/complete-400-0.1-16-98765432140016.cnf</text:p>
          </table:table-cell>
          <table:table-cell office:value-type="float" office:value="0.22" calcext:value-type="float">
            <text:p>0.22</text:p>
          </table:table-cell>
          <table:table-cell table:style-name="ce27" office:value-type="float" office:value="0.2" calcext:value-type="float">
            <text:p>0.2</text:p>
          </table:table-cell>
          <table:table-cell table:formula="of:=[.D28]/[.C28]" office:value-type="float" office:value="0.909090909090909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R15m/complete-400-0.1-3-9876543214003.cnf</text:p>
          </table:table-cell>
          <table:table-cell office:value-type="float" office:value="0.18" calcext:value-type="float">
            <text:p>0.18</text:p>
          </table:table-cell>
          <table:table-cell table:style-name="ce28" office:value-type="float" office:value="0.19" calcext:value-type="float">
            <text:p>0.19</text:p>
          </table:table-cell>
          <table:table-cell table:formula="of:=[.D29]/[.C29]" office:value-type="float" office:value="1.0555555555555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R15m/complete-500-0.1-1-9876543215001.cnf</text:p>
          </table:table-cell>
          <table:table-cell office:value-type="float" office:value="0.32" calcext:value-type="float">
            <text:p>0.32</text:p>
          </table:table-cell>
          <table:table-cell table:style-name="ce29" office:value-type="float" office:value="0.29" calcext:value-type="float">
            <text:p>0.29</text:p>
          </table:table-cell>
          <table:table-cell table:formula="of:=[.D30]/[.C30]" office:value-type="float" office:value="0.90625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15m/complete-500-0.1-15-98765432150015.cnf</text:p>
          </table:table-cell>
          <table:table-cell office:value-type="float" office:value="0.31" calcext:value-type="float">
            <text:p>0.31</text:p>
          </table:table-cell>
          <table:table-cell table:style-name="ce30" office:value-type="float" office:value="0.31" calcext:value-type="float">
            <text:p>0.31</text:p>
          </table:table-cell>
          <table:table-cell table:formula="of:=[.D31]/[.C31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15m/complete-500-0.1-17-98765432150017.cnf</text:p>
          </table:table-cell>
          <table:table-cell office:value-type="float" office:value="0.33" calcext:value-type="float">
            <text:p>0.33</text:p>
          </table:table-cell>
          <table:table-cell table:style-name="ce31" office:value-type="float" office:value="0.31" calcext:value-type="float">
            <text:p>0.31</text:p>
          </table:table-cell>
          <table:table-cell table:formula="of:=[.D32]/[.C32]" office:value-type="float" office:value="0.939393939393939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15m/complete-500-0.1-8-9876543215008.cnf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0.3" calcext:value-type="float">
            <text:p>0.3</text:p>
          </table:table-cell>
          <table:table-cell table:formula="of:=[.D33]/[.C33]" office:value-type="float" office:value="0.909090909090909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R15m/gss-18-s100.cnf</text:p>
          </table:table-cell>
          <table:table-cell table:style-name="ce2" office:value-type="float" office:value="1239.55" calcext:value-type="float">
            <text:p>1239.55</text:p>
          </table:table-cell>
          <table:table-cell table:style-name="ce33" office:value-type="float" office:value="1237.61" calcext:value-type="float">
            <text:p>1237.6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R15m/gss-19-s100.cnf</text:p>
          </table:table-cell>
          <table:table-cell table:style-name="ce2" office:value-type="float" office:value="1258.79" calcext:value-type="float">
            <text:p>1258.79</text:p>
          </table:table-cell>
          <table:table-cell table:style-name="ce34" office:value-type="float" office:value="1238.25" calcext:value-type="float">
            <text:p>1238.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15m/itox_vc1130.cnf</text:p>
          </table:table-cell>
          <table:table-cell office:value-type="float" office:value="24.94" calcext:value-type="float">
            <text:p>24.94</text:p>
          </table:table-cell>
          <table:table-cell table:style-name="ce35" office:value-type="float" office:value="17.48" calcext:value-type="float">
            <text:p>17.48</text:p>
          </table:table-cell>
          <table:table-cell table:formula="of:=[.D36]/[.C36]" office:value-type="float" office:value="0.700882117080994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15m/jgiraldezlevy.2200.9086.08.40.158.cnf</text:p>
          </table:table-cell>
          <table:table-cell office:value-type="float" office:value="525.13" calcext:value-type="float">
            <text:p>525.13</text:p>
          </table:table-cell>
          <table:table-cell table:style-name="ce36" office:value-type="float" office:value="554.02" calcext:value-type="float">
            <text:p>554.02</text:p>
          </table:table-cell>
          <table:table-cell table:formula="of:=[.D37]/[.C37]" office:value-type="float" office:value="1.05501494867937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15m/jgiraldezlevy.2200.9086.08.40.194.cnf</text:p>
          </table:table-cell>
          <table:table-cell office:value-type="float" office:value="484.1" calcext:value-type="float">
            <text:p>484.1</text:p>
          </table:table-cell>
          <table:table-cell table:style-name="ce37" office:value-type="float" office:value="445.2" calcext:value-type="float">
            <text:p>445.2</text:p>
          </table:table-cell>
          <table:table-cell table:formula="of:=[.D38]/[.C38]" office:value-type="float" office:value="0.919644701507953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R15m/jgiraldezlevy.2200.9086.08.40.22.cnf</text:p>
          </table:table-cell>
          <table:table-cell office:value-type="float" office:value="745.86" calcext:value-type="float">
            <text:p>745.86</text:p>
          </table:table-cell>
          <table:table-cell table:style-name="ce38" office:value-type="float" office:value="678.33" calcext:value-type="float">
            <text:p>678.33</text:p>
          </table:table-cell>
          <table:table-cell table:formula="of:=[.D39]/[.C39]" office:value-type="float" office:value="0.9094602204167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15m/jgiraldezlevy.2200.9086.08.40.35.cnf</text:p>
          </table:table-cell>
          <table:table-cell office:value-type="float" office:value="292.87" calcext:value-type="float">
            <text:p>292.87</text:p>
          </table:table-cell>
          <table:table-cell table:style-name="ce39" office:value-type="float" office:value="318.98" calcext:value-type="float">
            <text:p>318.98</text:p>
          </table:table-cell>
          <table:table-cell table:formula="of:=[.D40]/[.C40]" office:value-type="float" office:value="1.08915218356267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SR15m/jgiraldezlevy.2200.9086.08.40.41.cnf</text:p>
          </table:table-cell>
          <table:table-cell table:style-name="ce2" office:value-type="float" office:value="1259.29" calcext:value-type="float">
            <text:p>1259.29</text:p>
          </table:table-cell>
          <table:table-cell table:style-name="ce40" office:value-type="float" office:value="1258.51" calcext:value-type="float">
            <text:p>1258.5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R15m/jgiraldezlevy.2200.9086.08.40.62.cnf</text:p>
          </table:table-cell>
          <table:table-cell office:value-type="float" office:value="225.99" calcext:value-type="float">
            <text:p>225.99</text:p>
          </table:table-cell>
          <table:table-cell table:style-name="ce41" office:value-type="float" office:value="207.26" calcext:value-type="float">
            <text:p>207.26</text:p>
          </table:table-cell>
          <table:table-cell table:formula="of:=[.D42]/[.C42]" office:value-type="float" office:value="0.917120226558697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15m/jgiraldezlevy.2200.9086.08.40.81.cnf</text:p>
          </table:table-cell>
          <table:table-cell office:value-type="float" office:value="595.36" calcext:value-type="float">
            <text:p>595.36</text:p>
          </table:table-cell>
          <table:table-cell table:style-name="ce42" office:value-type="float" office:value="545.17" calcext:value-type="float">
            <text:p>545.17</text:p>
          </table:table-cell>
          <table:table-cell table:formula="of:=[.D43]/[.C43]" office:value-type="float" office:value="0.91569806503628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R15m/jgiraldezlevy.2200.9086.08.40.85.cnf</text:p>
          </table:table-cell>
          <table:table-cell office:value-type="float" office:value="262.34" calcext:value-type="float">
            <text:p>262.34</text:p>
          </table:table-cell>
          <table:table-cell table:style-name="ce43" office:value-type="float" office:value="244.5" calcext:value-type="float">
            <text:p>244.5</text:p>
          </table:table-cell>
          <table:table-cell table:formula="of:=[.D44]/[.C44]" office:value-type="float" office:value="0.931996645574445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R15m/k2fix_gr_rcs_w9.shuffled.cnf</text:p>
          </table:table-cell>
          <table:table-cell office:value-type="float" office:value="148.92" calcext:value-type="float">
            <text:p>148.92</text:p>
          </table:table-cell>
          <table:table-cell table:style-name="ce44" office:value-type="float" office:value="170.84" calcext:value-type="float">
            <text:p>170.84</text:p>
          </table:table-cell>
          <table:table-cell table:formula="of:=[.D45]/[.C45]" office:value-type="float" office:value="1.14719312382487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R15m/manthey_DimacsSorterHalf_28_4.cnf</text:p>
          </table:table-cell>
          <table:table-cell office:value-type="float" office:value="72.51" calcext:value-type="float">
            <text:p>72.51</text:p>
          </table:table-cell>
          <table:table-cell table:style-name="ce45" office:value-type="float" office:value="68.87" calcext:value-type="float">
            <text:p>68.87</text:p>
          </table:table-cell>
          <table:table-cell table:formula="of:=[.D46]/[.C46]" office:value-type="float" office:value="0.949800027582402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R15m/manthey_DimacsSorterHalf_29_2.cnf</text:p>
          </table:table-cell>
          <table:table-cell office:value-type="float" office:value="17.41" calcext:value-type="float">
            <text:p>17.41</text:p>
          </table:table-cell>
          <table:table-cell table:style-name="ce46" office:value-type="float" office:value="16.34" calcext:value-type="float">
            <text:p>16.34</text:p>
          </table:table-cell>
          <table:table-cell table:formula="of:=[.D47]/[.C47]" office:value-type="float" office:value="0.938541068351522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R15m/manthey_DimacsSorterHalf_30_0.cnf</text:p>
          </table:table-cell>
          <table:table-cell office:value-type="float" office:value="90.17" calcext:value-type="float">
            <text:p>90.17</text:p>
          </table:table-cell>
          <table:table-cell table:style-name="ce47" office:value-type="float" office:value="87.85" calcext:value-type="float">
            <text:p>87.85</text:p>
          </table:table-cell>
          <table:table-cell table:formula="of:=[.D48]/[.C48]" office:value-type="float" office:value="0.97427082178108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R15m/manthey_DimacsSorterHalf_30_3.cnf</text:p>
          </table:table-cell>
          <table:table-cell office:value-type="float" office:value="30.52" calcext:value-type="float">
            <text:p>30.52</text:p>
          </table:table-cell>
          <table:table-cell table:style-name="ce48" office:value-type="float" office:value="30.45" calcext:value-type="float">
            <text:p>30.45</text:p>
          </table:table-cell>
          <table:table-cell table:formula="of:=[.D49]/[.C49]" office:value-type="float" office:value="0.997706422018349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R15m/manthey_DimacsSorterHalf_30_7.cnf</text:p>
          </table:table-cell>
          <table:table-cell office:value-type="float" office:value="50.25" calcext:value-type="float">
            <text:p>50.25</text:p>
          </table:table-cell>
          <table:table-cell table:style-name="ce49" office:value-type="float" office:value="48.95" calcext:value-type="float">
            <text:p>48.95</text:p>
          </table:table-cell>
          <table:table-cell table:formula="of:=[.D50]/[.C50]" office:value-type="float" office:value="0.974129353233831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R15m/manthey_DimacsSorterHalf_31_2.cnf</text:p>
          </table:table-cell>
          <table:table-cell office:value-type="float" office:value="329.63" calcext:value-type="float">
            <text:p>329.63</text:p>
          </table:table-cell>
          <table:table-cell table:style-name="ce50" office:value-type="float" office:value="324.88" calcext:value-type="float">
            <text:p>324.88</text:p>
          </table:table-cell>
          <table:table-cell table:formula="of:=[.D51]/[.C51]" office:value-type="float" office:value="0.98558990383156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R15m/manthey_DimacsSorterHalf_31_8.cnf</text:p>
          </table:table-cell>
          <table:table-cell office:value-type="float" office:value="299.91" calcext:value-type="float">
            <text:p>299.91</text:p>
          </table:table-cell>
          <table:table-cell table:style-name="ce51" office:value-type="float" office:value="313.19" calcext:value-type="float">
            <text:p>313.19</text:p>
          </table:table-cell>
          <table:table-cell table:formula="of:=[.D52]/[.C52]" office:value-type="float" office:value="1.04427995065186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R15m/manthey_DimacsSorterHalf_32_1.cnf</text:p>
          </table:table-cell>
          <table:table-cell office:value-type="float" office:value="584.8" calcext:value-type="float">
            <text:p>584.8</text:p>
          </table:table-cell>
          <table:table-cell table:style-name="ce52" office:value-type="float" office:value="495.13" calcext:value-type="float">
            <text:p>495.13</text:p>
          </table:table-cell>
          <table:table-cell table:formula="of:=[.D53]/[.C53]" office:value-type="float" office:value="0.846665526675787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R15m/manthey_DimacsSorterHalf_33_1.cnf</text:p>
          </table:table-cell>
          <table:table-cell office:value-type="float" office:value="57.7" calcext:value-type="float">
            <text:p>57.7</text:p>
          </table:table-cell>
          <table:table-cell table:style-name="ce53" office:value-type="float" office:value="54.93" calcext:value-type="float">
            <text:p>54.93</text:p>
          </table:table-cell>
          <table:table-cell table:formula="of:=[.D54]/[.C54]" office:value-type="float" office:value="0.951993067590988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R15m/manthey_DimacsSorterHalf_37_6.cnf</text:p>
          </table:table-cell>
          <table:table-cell office:value-type="float" office:value="772.28" calcext:value-type="float">
            <text:p>772.28</text:p>
          </table:table-cell>
          <table:table-cell table:style-name="ce54" office:value-type="float" office:value="807.22" calcext:value-type="float">
            <text:p>807.22</text:p>
          </table:table-cell>
          <table:table-cell table:formula="of:=[.D55]/[.C55]" office:value-type="float" office:value="1.04524265810328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R15m/manthey_DimacsSorterHalf_37_8.cnf</text:p>
          </table:table-cell>
          <table:table-cell office:value-type="float" office:value="9.77" calcext:value-type="float">
            <text:p>9.77</text:p>
          </table:table-cell>
          <table:table-cell table:style-name="ce55" office:value-type="float" office:value="8.71" calcext:value-type="float">
            <text:p>8.71</text:p>
          </table:table-cell>
          <table:table-cell table:formula="of:=[.D56]/[.C56]" office:value-type="float" office:value="0.891504605936541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R15m/manthey_DimacsSorterHalf_37_9.cnf</text:p>
          </table:table-cell>
          <table:table-cell table:style-name="ce2" office:value-type="float" office:value="1258.84" calcext:value-type="float">
            <text:p>1258.84</text:p>
          </table:table-cell>
          <table:table-cell table:style-name="ce56" office:value-type="float" office:value="1258.14" calcext:value-type="float">
            <text:p>1258.1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R15m/manthey_DimacsSorter_28_0.cnf</text:p>
          </table:table-cell>
          <table:table-cell office:value-type="float" office:value="35.92" calcext:value-type="float">
            <text:p>35.92</text:p>
          </table:table-cell>
          <table:table-cell table:style-name="ce57" office:value-type="float" office:value="31.77" calcext:value-type="float">
            <text:p>31.77</text:p>
          </table:table-cell>
          <table:table-cell table:formula="of:=[.D58]/[.C58]" office:value-type="float" office:value="0.884465478841871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R15m/manthey_DimacsSorter_28_3.cnf</text:p>
          </table:table-cell>
          <table:table-cell office:value-type="float" office:value="76.39" calcext:value-type="float">
            <text:p>76.39</text:p>
          </table:table-cell>
          <table:table-cell table:style-name="ce58" office:value-type="float" office:value="63.59" calcext:value-type="float">
            <text:p>63.59</text:p>
          </table:table-cell>
          <table:table-cell table:formula="of:=[.D59]/[.C59]" office:value-type="float" office:value="0.832438800890169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R15m/manthey_DimacsSorter_28_4.cnf</text:p>
          </table:table-cell>
          <table:table-cell office:value-type="float" office:value="80.26" calcext:value-type="float">
            <text:p>80.26</text:p>
          </table:table-cell>
          <table:table-cell table:style-name="ce59" office:value-type="float" office:value="70.83" calcext:value-type="float">
            <text:p>70.83</text:p>
          </table:table-cell>
          <table:table-cell table:formula="of:=[.D60]/[.C60]" office:value-type="float" office:value="0.882506852728632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R15m/manthey_DimacsSorter_28_7.cnf</text:p>
          </table:table-cell>
          <table:table-cell office:value-type="float" office:value="64.86" calcext:value-type="float">
            <text:p>64.86</text:p>
          </table:table-cell>
          <table:table-cell table:style-name="ce60" office:value-type="float" office:value="62.28" calcext:value-type="float">
            <text:p>62.28</text:p>
          </table:table-cell>
          <table:table-cell table:formula="of:=[.D61]/[.C61]" office:value-type="float" office:value="0.960222016651249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R15m/manthey_DimacsSorter_30_1.cnf</text:p>
          </table:table-cell>
          <table:table-cell office:value-type="float" office:value="62.51" calcext:value-type="float">
            <text:p>62.51</text:p>
          </table:table-cell>
          <table:table-cell table:style-name="ce61" office:value-type="float" office:value="58.59" calcext:value-type="float">
            <text:p>58.59</text:p>
          </table:table-cell>
          <table:table-cell table:formula="of:=[.D62]/[.C62]" office:value-type="float" office:value="0.937290033594625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R15m/manthey_DimacsSorter_30_4.cnf</text:p>
          </table:table-cell>
          <table:table-cell office:value-type="float" office:value="41.84" calcext:value-type="float">
            <text:p>41.84</text:p>
          </table:table-cell>
          <table:table-cell table:style-name="ce62" office:value-type="float" office:value="38.65" calcext:value-type="float">
            <text:p>38.65</text:p>
          </table:table-cell>
          <table:table-cell table:formula="of:=[.D63]/[.C63]" office:value-type="float" office:value="0.923757170172084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R15m/manthey_DimacsSorter_30_5.cnf</text:p>
          </table:table-cell>
          <table:table-cell office:value-type="float" office:value="116.22" calcext:value-type="float">
            <text:p>116.22</text:p>
          </table:table-cell>
          <table:table-cell table:style-name="ce63" office:value-type="float" office:value="110.88" calcext:value-type="float">
            <text:p>110.88</text:p>
          </table:table-cell>
          <table:table-cell table:formula="of:=[.D64]/[.C64]" office:value-type="float" office:value="0.95405265875064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R15m/manthey_DimacsSorter_30_6.cnf</text:p>
          </table:table-cell>
          <table:table-cell office:value-type="float" office:value="31.4" calcext:value-type="float">
            <text:p>31.4</text:p>
          </table:table-cell>
          <table:table-cell table:style-name="ce64" office:value-type="float" office:value="29.8" calcext:value-type="float">
            <text:p>29.8</text:p>
          </table:table-cell>
          <table:table-cell table:formula="of:=[.D65]/[.C65]" office:value-type="float" office:value="0.949044585987261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R15m/manthey_DimacsSorter_31_0.cnf</text:p>
          </table:table-cell>
          <table:table-cell office:value-type="float" office:value="7.12" calcext:value-type="float">
            <text:p>7.12</text:p>
          </table:table-cell>
          <table:table-cell table:style-name="ce65" office:value-type="float" office:value="6.33" calcext:value-type="float">
            <text:p>6.33</text:p>
          </table:table-cell>
          <table:table-cell table:formula="of:=[.D66]/[.C66]" office:value-type="float" office:value="0.889044943820225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15m/manthey_DimacsSorter_31_6.cnf</text:p>
          </table:table-cell>
          <table:table-cell office:value-type="float" office:value="10.23" calcext:value-type="float">
            <text:p>10.23</text:p>
          </table:table-cell>
          <table:table-cell table:style-name="ce66" office:value-type="float" office:value="9.3" calcext:value-type="float">
            <text:p>9.3</text:p>
          </table:table-cell>
          <table:table-cell table:formula="of:=[.D67]/[.C67]" office:value-type="float" office:value="0.909090909090909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R15m/manthey_DimacsSorter_31_8.cnf</text:p>
          </table:table-cell>
          <table:table-cell office:value-type="float" office:value="315.4" calcext:value-type="float">
            <text:p>315.4</text:p>
          </table:table-cell>
          <table:table-cell table:style-name="ce67" office:value-type="float" office:value="316.02" calcext:value-type="float">
            <text:p>316.02</text:p>
          </table:table-cell>
          <table:table-cell table:formula="of:=[.D68]/[.C68]" office:value-type="float" office:value="1.0019657577679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R15m/manthey_DimacsSorter_32_1.cnf</text:p>
          </table:table-cell>
          <table:table-cell office:value-type="float" office:value="514.37" calcext:value-type="float">
            <text:p>514.37</text:p>
          </table:table-cell>
          <table:table-cell table:style-name="ce68" office:value-type="float" office:value="499.8" calcext:value-type="float">
            <text:p>499.8</text:p>
          </table:table-cell>
          <table:table-cell table:formula="of:=[.D69]/[.C69]" office:value-type="float" office:value="0.971674086746894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R15m/manthey_DimacsSorter_35_7.cnf</text:p>
          </table:table-cell>
          <table:table-cell office:value-type="float" office:value="226.46" calcext:value-type="float">
            <text:p>226.46</text:p>
          </table:table-cell>
          <table:table-cell table:style-name="ce69" office:value-type="float" office:value="210.58" calcext:value-type="float">
            <text:p>210.58</text:p>
          </table:table-cell>
          <table:table-cell table:formula="of:=[.D70]/[.C70]" office:value-type="float" office:value="0.929877241013866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R15m/manthey_DimacsSorter_36_4.cnf</text:p>
          </table:table-cell>
          <table:table-cell table:style-name="ce2" office:value-type="float" office:value="1259.2" calcext:value-type="float">
            <text:p>1259.2</text:p>
          </table:table-cell>
          <table:table-cell table:style-name="ce70" office:value-type="float" office:value="1258.59" calcext:value-type="float">
            <text:p>1258.5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R15m/manthey_DimacsSorter_37_6.cnf</text:p>
          </table:table-cell>
          <table:table-cell office:value-type="float" office:value="773.64" calcext:value-type="float">
            <text:p>773.64</text:p>
          </table:table-cell>
          <table:table-cell table:style-name="ce71" office:value-type="float" office:value="817.26" calcext:value-type="float">
            <text:p>817.26</text:p>
          </table:table-cell>
          <table:table-cell table:formula="of:=[.D72]/[.C72]" office:value-type="float" office:value="1.0563828137118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R15m/manthey_single-ordered-initialized-w12-b6.cnf</text:p>
          </table:table-cell>
          <table:table-cell office:value-type="float" office:value="0.03" calcext:value-type="float">
            <text:p>0.03</text:p>
          </table:table-cell>
          <table:table-cell table:style-name="ce72" office:value-type="float" office:value="0.03" calcext:value-type="float">
            <text:p>0.03</text:p>
          </table:table-cell>
          <table:table-cell table:formula="of:=[.D73]/[.C73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R15m/manthey_single-ordered-initialized-w14-b7.cnf</text:p>
          </table:table-cell>
          <table:table-cell office:value-type="float" office:value="0.04" calcext:value-type="float">
            <text:p>0.04</text:p>
          </table:table-cell>
          <table:table-cell table:style-name="ce73" office:value-type="float" office:value="0.04" calcext:value-type="float">
            <text:p>0.04</text:p>
          </table:table-cell>
          <table:table-cell table:formula="of:=[.D74]/[.C74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R15m/manthey_single-ordered-initialized-w18-b7.cnf</text:p>
          </table:table-cell>
          <table:table-cell office:value-type="float" office:value="0.21" calcext:value-type="float">
            <text:p>0.21</text:p>
          </table:table-cell>
          <table:table-cell table:style-name="ce74" office:value-type="float" office:value="0.21" calcext:value-type="float">
            <text:p>0.21</text:p>
          </table:table-cell>
          <table:table-cell table:formula="of:=[.D75]/[.C75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R15m/manthey_single-ordered-initialized-w18-b8.cnf</text:p>
          </table:table-cell>
          <table:table-cell office:value-type="float" office:value="0.1" calcext:value-type="float">
            <text:p>0.1</text:p>
          </table:table-cell>
          <table:table-cell table:style-name="ce75" office:value-type="float" office:value="0.18" calcext:value-type="float">
            <text:p>0.18</text:p>
          </table:table-cell>
          <table:table-cell table:formula="of:=[.D76]/[.C76]" office:value-type="float" office:value="1.8" calcext:value-type="float">
            <text:p>1.8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R15m/manthey_single-ordered-initialized-w20-b10.cnf</text:p>
          </table:table-cell>
          <table:table-cell office:value-type="float" office:value="0.2" calcext:value-type="float">
            <text:p>0.2</text:p>
          </table:table-cell>
          <table:table-cell table:style-name="ce76" office:value-type="float" office:value="0.22" calcext:value-type="float">
            <text:p>0.22</text:p>
          </table:table-cell>
          <table:table-cell table:formula="of:=[.D77]/[.C77]" office:value-type="float" office:value="1.1" calcext:value-type="float">
            <text:p>1.1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R15m/manthey_single-ordered-initialized-w20-b7.cnf</text:p>
          </table:table-cell>
          <table:table-cell office:value-type="float" office:value="0.36" calcext:value-type="float">
            <text:p>0.36</text:p>
          </table:table-cell>
          <table:table-cell table:style-name="ce77" office:value-type="float" office:value="0.38" calcext:value-type="float">
            <text:p>0.38</text:p>
          </table:table-cell>
          <table:table-cell table:formula="of:=[.D78]/[.C78]" office:value-type="float" office:value="1.0555555555555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R15m/manthey_single-ordered-initialized-w20-b8.cnf</text:p>
          </table:table-cell>
          <table:table-cell office:value-type="float" office:value="0.36" calcext:value-type="float">
            <text:p>0.36</text:p>
          </table:table-cell>
          <table:table-cell table:style-name="ce78" office:value-type="float" office:value="0.25" calcext:value-type="float">
            <text:p>0.25</text:p>
          </table:table-cell>
          <table:table-cell table:formula="of:=[.D79]/[.C79]" office:value-type="float" office:value="0.69444444444444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R15m/manthey_single-ordered-initialized-w22-b6.cnf</text:p>
          </table:table-cell>
          <table:table-cell office:value-type="float" office:value="0.57" calcext:value-type="float">
            <text:p>0.57</text:p>
          </table:table-cell>
          <table:table-cell table:style-name="ce79" office:value-type="float" office:value="0.59" calcext:value-type="float">
            <text:p>0.59</text:p>
          </table:table-cell>
          <table:table-cell table:formula="of:=[.D80]/[.C80]" office:value-type="float" office:value="1.03508771929825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R15m/manthey_single-ordered-initialized-w22-b8.cnf</text:p>
          </table:table-cell>
          <table:table-cell office:value-type="float" office:value="0.63" calcext:value-type="float">
            <text:p>0.63</text:p>
          </table:table-cell>
          <table:table-cell table:style-name="ce80" office:value-type="float" office:value="0.65" calcext:value-type="float">
            <text:p>0.65</text:p>
          </table:table-cell>
          <table:table-cell table:formula="of:=[.D81]/[.C81]" office:value-type="float" office:value="1.031746031746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R15m/manthey_single-ordered-initialized-w24-b7.cnf</text:p>
          </table:table-cell>
          <table:table-cell office:value-type="float" office:value="0.99" calcext:value-type="float">
            <text:p>0.99</text:p>
          </table:table-cell>
          <table:table-cell table:style-name="ce81" office:value-type="float" office:value="1.04" calcext:value-type="float">
            <text:p>1.04</text:p>
          </table:table-cell>
          <table:table-cell table:formula="of:=[.D82]/[.C82]" office:value-type="float" office:value="1.050505050505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R15m/manthey_single-ordered-initialized-w24-b9.cnf</text:p>
          </table:table-cell>
          <table:table-cell office:value-type="float" office:value="1.35" calcext:value-type="float">
            <text:p>1.35</text:p>
          </table:table-cell>
          <table:table-cell table:style-name="ce82" office:value-type="float" office:value="1.44" calcext:value-type="float">
            <text:p>1.44</text:p>
          </table:table-cell>
          <table:table-cell table:formula="of:=[.D83]/[.C83]" office:value-type="float" office:value="1.0666666666666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R15m/manthey_single-ordered-initialized-w26-b7.cnf</text:p>
          </table:table-cell>
          <table:table-cell office:value-type="float" office:value="2.3" calcext:value-type="float">
            <text:p>2.3</text:p>
          </table:table-cell>
          <table:table-cell table:style-name="ce83" office:value-type="float" office:value="2.44" calcext:value-type="float">
            <text:p>2.44</text:p>
          </table:table-cell>
          <table:table-cell table:formula="of:=[.D84]/[.C84]" office:value-type="float" office:value="1.06086956521739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R15m/manthey_single-ordered-initialized-w26-b8.cnf</text:p>
          </table:table-cell>
          <table:table-cell office:value-type="float" office:value="2.17" calcext:value-type="float">
            <text:p>2.17</text:p>
          </table:table-cell>
          <table:table-cell table:style-name="ce84" office:value-type="float" office:value="2.17" calcext:value-type="float">
            <text:p>2.17</text:p>
          </table:table-cell>
          <table:table-cell table:formula="of:=[.D85]/[.C85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R15m/manthey_single-ordered-initialized-w28-b8.cnf</text:p>
          </table:table-cell>
          <table:table-cell office:value-type="float" office:value="4.65" calcext:value-type="float">
            <text:p>4.65</text:p>
          </table:table-cell>
          <table:table-cell table:style-name="ce85" office:value-type="float" office:value="4.88" calcext:value-type="float">
            <text:p>4.88</text:p>
          </table:table-cell>
          <table:table-cell table:formula="of:=[.D86]/[.C86]" office:value-type="float" office:value="1.0494623655914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R15m/manthey_single-ordered-initialized-w32-b9.cnf</text:p>
          </table:table-cell>
          <table:table-cell office:value-type="float" office:value="19.62" calcext:value-type="float">
            <text:p>19.62</text:p>
          </table:table-cell>
          <table:table-cell table:style-name="ce86" office:value-type="float" office:value="21.39" calcext:value-type="float">
            <text:p>21.39</text:p>
          </table:table-cell>
          <table:table-cell table:formula="of:=[.D87]/[.C87]" office:value-type="float" office:value="1.0902140672782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R15m/manthey_single-ordered-initialized-w40-b10.cnf</text:p>
          </table:table-cell>
          <table:table-cell office:value-type="float" office:value="239.38" calcext:value-type="float">
            <text:p>239.38</text:p>
          </table:table-cell>
          <table:table-cell table:style-name="ce87" office:value-type="float" office:value="277.32" calcext:value-type="float">
            <text:p>277.32</text:p>
          </table:table-cell>
          <table:table-cell table:formula="of:=[.D88]/[.C88]" office:value-type="float" office:value="1.15849277299691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R15m/manthey_single-ordered-initialized-w40-b8.cnf</text:p>
          </table:table-cell>
          <table:table-cell office:value-type="float" office:value="284.7" calcext:value-type="float">
            <text:p>284.7</text:p>
          </table:table-cell>
          <table:table-cell table:style-name="ce88" office:value-type="float" office:value="325.96" calcext:value-type="float">
            <text:p>325.96</text:p>
          </table:table-cell>
          <table:table-cell table:formula="of:=[.D89]/[.C89]" office:value-type="float" office:value="1.14492448191078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R15m/manthey_single-ordered-initialized-w42-b8.cnf</text:p>
          </table:table-cell>
          <table:table-cell office:value-type="float" office:value="458.11" calcext:value-type="float">
            <text:p>458.11</text:p>
          </table:table-cell>
          <table:table-cell table:style-name="ce89" office:value-type="float" office:value="511.39" calcext:value-type="float">
            <text:p>511.39</text:p>
          </table:table-cell>
          <table:table-cell table:formula="of:=[.D90]/[.C90]" office:value-type="float" office:value="1.11630394446749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R15m/manthey_single-ordered-initialized-w42-b9.cnf</text:p>
          </table:table-cell>
          <table:table-cell office:value-type="float" office:value="553.46" calcext:value-type="float">
            <text:p>553.46</text:p>
          </table:table-cell>
          <table:table-cell table:style-name="ce90" office:value-type="float" office:value="597.88" calcext:value-type="float">
            <text:p>597.88</text:p>
          </table:table-cell>
          <table:table-cell table:formula="of:=[.D91]/[.C91]" office:value-type="float" office:value="1.08025873595201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R15m/manthey_single-ordered-initialized-w44-b6.cnf</text:p>
          </table:table-cell>
          <table:table-cell office:value-type="float" office:value="179.52" calcext:value-type="float">
            <text:p>179.52</text:p>
          </table:table-cell>
          <table:table-cell table:style-name="ce91" office:value-type="float" office:value="210.78" calcext:value-type="float">
            <text:p>210.78</text:p>
          </table:table-cell>
          <table:table-cell table:formula="of:=[.D92]/[.C92]" office:value-type="float" office:value="1.17413101604278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R15m/manthey_single-ordered-initialized-w44-b7.cnf</text:p>
          </table:table-cell>
          <table:table-cell office:value-type="float" office:value="477.42" calcext:value-type="float">
            <text:p>477.42</text:p>
          </table:table-cell>
          <table:table-cell table:style-name="ce92" office:value-type="float" office:value="492.91" calcext:value-type="float">
            <text:p>492.91</text:p>
          </table:table-cell>
          <table:table-cell table:formula="of:=[.D93]/[.C93]" office:value-type="float" office:value="1.03244522642537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R15m/manthey_single-ordered-initialized-w44-b9.cnf</text:p>
          </table:table-cell>
          <table:table-cell office:value-type="float" office:value="739.92" calcext:value-type="float">
            <text:p>739.92</text:p>
          </table:table-cell>
          <table:table-cell table:style-name="ce93" office:value-type="float" office:value="847.92" calcext:value-type="float">
            <text:p>847.92</text:p>
          </table:table-cell>
          <table:table-cell table:formula="of:=[.D94]/[.C94]" office:value-type="float" office:value="1.14596172559196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R15m/manthey_single-ordered-initialized-w46-b7.cnf</text:p>
          </table:table-cell>
          <table:table-cell office:value-type="float" office:value="681.63" calcext:value-type="float">
            <text:p>681.63</text:p>
          </table:table-cell>
          <table:table-cell table:style-name="ce94" office:value-type="float" office:value="799.16" calcext:value-type="float">
            <text:p>799.16</text:p>
          </table:table-cell>
          <table:table-cell table:formula="of:=[.D95]/[.C95]" office:value-type="float" office:value="1.1724249226119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R15m/manthey_single-ordered-initialized-w48-b6.cnf</text:p>
          </table:table-cell>
          <table:table-cell office:value-type="float" office:value="491.38" calcext:value-type="float">
            <text:p>491.38</text:p>
          </table:table-cell>
          <table:table-cell table:style-name="ce95" office:value-type="float" office:value="514.67" calcext:value-type="float">
            <text:p>514.67</text:p>
          </table:table-cell>
          <table:table-cell table:formula="of:=[.D96]/[.C96]" office:value-type="float" office:value="1.04739712646017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R15m/manthey_single-ordered-initialized-w48-b8.cnf</text:p>
          </table:table-cell>
          <table:table-cell office:value-type="float" office:value="241.52" calcext:value-type="float">
            <text:p>241.52</text:p>
          </table:table-cell>
          <table:table-cell table:style-name="ce96" office:value-type="float" office:value="293.46" calcext:value-type="float">
            <text:p>293.46</text:p>
          </table:table-cell>
          <table:table-cell table:formula="of:=[.D97]/[.C97]" office:value-type="float" office:value="1.21505465385889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R15m/manthey_single-ordered-initialized-w50-b6.cnf</text:p>
          </table:table-cell>
          <table:table-cell office:value-type="float" office:value="719.47" calcext:value-type="float">
            <text:p>719.47</text:p>
          </table:table-cell>
          <table:table-cell table:style-name="ce97" office:value-type="float" office:value="846.46" calcext:value-type="float">
            <text:p>846.46</text:p>
          </table:table-cell>
          <table:table-cell table:formula="of:=[.D98]/[.C98]" office:value-type="float" office:value="1.17650492723811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R15m/manthey_single-ordered-initialized-w54-b9.cnf</text:p>
          </table:table-cell>
          <table:table-cell office:value-type="float" office:value="463.78" calcext:value-type="float">
            <text:p>463.78</text:p>
          </table:table-cell>
          <table:table-cell table:style-name="ce98" office:value-type="float" office:value="557.93" calcext:value-type="float">
            <text:p>557.93</text:p>
          </table:table-cell>
          <table:table-cell table:formula="of:=[.D99]/[.C99]" office:value-type="float" office:value="1.20300573547803" calcext:value-type="float">
            <text:p>1.2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R15m/minxorminand064.cnf</text:p>
          </table:table-cell>
          <table:table-cell office:value-type="float" office:value="680.02" calcext:value-type="float">
            <text:p>680.02</text:p>
          </table:table-cell>
          <table:table-cell table:style-name="ce99" office:value-type="float" office:value="554.12" calcext:value-type="float">
            <text:p>554.12</text:p>
          </table:table-cell>
          <table:table-cell table:formula="of:=[.D100]/[.C100]" office:value-type="float" office:value="0.814858386518044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R15m/mrpp_4x4-10_20.cnf</text:p>
          </table:table-cell>
          <table:table-cell office:value-type="float" office:value="5.91" calcext:value-type="float">
            <text:p>5.91</text:p>
          </table:table-cell>
          <table:table-cell table:style-name="ce100" office:value-type="float" office:value="5.25" calcext:value-type="float">
            <text:p>5.25</text:p>
          </table:table-cell>
          <table:table-cell table:formula="of:=[.D101]/[.C101]" office:value-type="float" office:value="0.888324873096447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R15m/mrpp_4x4-10_9.cnf</text:p>
          </table:table-cell>
          <table:table-cell office:value-type="float" office:value="4.88" calcext:value-type="float">
            <text:p>4.88</text:p>
          </table:table-cell>
          <table:table-cell table:style-name="ce101" office:value-type="float" office:value="4.83" calcext:value-type="float">
            <text:p>4.83</text:p>
          </table:table-cell>
          <table:table-cell table:formula="of:=[.D102]/[.C102]" office:value-type="float" office:value="0.989754098360656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R15m/mrpp_4x4-12_12.cnf</text:p>
          </table:table-cell>
          <table:table-cell office:value-type="float" office:value="373.84" calcext:value-type="float">
            <text:p>373.84</text:p>
          </table:table-cell>
          <table:table-cell table:style-name="ce102" office:value-type="float" office:value="362.1" calcext:value-type="float">
            <text:p>362.1</text:p>
          </table:table-cell>
          <table:table-cell table:formula="of:=[.D103]/[.C103]" office:value-type="float" office:value="0.968596190883801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R15m/mrpp_4x4-4_24.cnf</text:p>
          </table:table-cell>
          <table:table-cell office:value-type="float" office:value="0.47" calcext:value-type="float">
            <text:p>0.47</text:p>
          </table:table-cell>
          <table:table-cell table:style-name="ce103" office:value-type="float" office:value="0.43" calcext:value-type="float">
            <text:p>0.43</text:p>
          </table:table-cell>
          <table:table-cell table:formula="of:=[.D104]/[.C104]" office:value-type="float" office:value="0.914893617021276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R15m/mrpp_4x4-4_4.cnf</text:p>
          </table:table-cell>
          <table:table-cell office:value-type="float" office:value="0.03" calcext:value-type="float">
            <text:p>0.03</text:p>
          </table:table-cell>
          <table:table-cell table:style-name="ce104" office:value-type="float" office:value="0.02" calcext:value-type="float">
            <text:p>0.02</text:p>
          </table:table-cell>
          <table:table-cell table:formula="of:=[.D105]/[.C105]" office:value-type="float" office:value="0.6666666666666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R15m/mrpp_4x4-4_5.cnf</text:p>
          </table:table-cell>
          <table:table-cell office:value-type="float" office:value="0.03" calcext:value-type="float">
            <text:p>0.03</text:p>
          </table:table-cell>
          <table:table-cell table:style-name="ce105" office:value-type="float" office:value="0.03" calcext:value-type="float">
            <text:p>0.03</text:p>
          </table:table-cell>
          <table:table-cell table:formula="of:=[.D106]/[.C106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R15m/mrpp_4x4-6_16.cnf</text:p>
          </table:table-cell>
          <table:table-cell office:value-type="float" office:value="0.31" calcext:value-type="float">
            <text:p>0.31</text:p>
          </table:table-cell>
          <table:table-cell table:style-name="ce106" office:value-type="float" office:value="0.32" calcext:value-type="float">
            <text:p>0.32</text:p>
          </table:table-cell>
          <table:table-cell table:formula="of:=[.D107]/[.C107]" office:value-type="float" office:value="1.0322580645161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R15m/mrpp_4x4-6_20.cnf</text:p>
          </table:table-cell>
          <table:table-cell office:value-type="float" office:value="0.52" calcext:value-type="float">
            <text:p>0.52</text:p>
          </table:table-cell>
          <table:table-cell table:style-name="ce107" office:value-type="float" office:value="0.48" calcext:value-type="float">
            <text:p>0.48</text:p>
          </table:table-cell>
          <table:table-cell table:formula="of:=[.D108]/[.C108]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R15m/mrpp_4x4-6_5.cnf</text:p>
          </table:table-cell>
          <table:table-cell office:value-type="float" office:value="0.05" calcext:value-type="float">
            <text:p>0.05</text:p>
          </table:table-cell>
          <table:table-cell table:style-name="ce108" office:value-type="float" office:value="0.05" calcext:value-type="float">
            <text:p>0.05</text:p>
          </table:table-cell>
          <table:table-cell table:formula="of:=[.D109]/[.C109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R15m/mrpp_4x4-8_8.cnf</text:p>
          </table:table-cell>
          <table:table-cell office:value-type="float" office:value="0.34" calcext:value-type="float">
            <text:p>0.34</text:p>
          </table:table-cell>
          <table:table-cell table:style-name="ce109" office:value-type="float" office:value="0.31" calcext:value-type="float">
            <text:p>0.31</text:p>
          </table:table-cell>
          <table:table-cell table:formula="of:=[.D110]/[.C110]" office:value-type="float" office:value="0.911764705882353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R15m/mrpp_6x6-10_10.cnf</text:p>
          </table:table-cell>
          <table:table-cell office:value-type="float" office:value="1.59" calcext:value-type="float">
            <text:p>1.59</text:p>
          </table:table-cell>
          <table:table-cell table:style-name="ce110" office:value-type="float" office:value="1.38" calcext:value-type="float">
            <text:p>1.38</text:p>
          </table:table-cell>
          <table:table-cell table:formula="of:=[.D111]/[.C111]" office:value-type="float" office:value="0.8679245283018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R15m/mrpp_6x6-10_8.cnf</text:p>
          </table:table-cell>
          <table:table-cell office:value-type="float" office:value="0.5" calcext:value-type="float">
            <text:p>0.5</text:p>
          </table:table-cell>
          <table:table-cell table:style-name="ce111" office:value-type="float" office:value="0.43" calcext:value-type="float">
            <text:p>0.43</text:p>
          </table:table-cell>
          <table:table-cell table:formula="of:=[.D112]/[.C112]"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R15m/mrpp_6x6-12_16.cnf</text:p>
          </table:table-cell>
          <table:table-cell office:value-type="float" office:value="8.9" calcext:value-type="float">
            <text:p>8.9</text:p>
          </table:table-cell>
          <table:table-cell table:style-name="ce112" office:value-type="float" office:value="7.62" calcext:value-type="float">
            <text:p>7.62</text:p>
          </table:table-cell>
          <table:table-cell table:formula="of:=[.D113]/[.C113]" office:value-type="float" office:value="0.856179775280899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R15m/mrpp_6x6-12_8.cnf</text:p>
          </table:table-cell>
          <table:table-cell office:value-type="float" office:value="0.07" calcext:value-type="float">
            <text:p>0.07</text:p>
          </table:table-cell>
          <table:table-cell table:style-name="ce113" office:value-type="float" office:value="0.08" calcext:value-type="float">
            <text:p>0.08</text:p>
          </table:table-cell>
          <table:table-cell table:formula="of:=[.D114]/[.C114]" office:value-type="float" office:value="1.142857142857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R15m/mrpp_6x6-14_24.cnf</text:p>
          </table:table-cell>
          <table:table-cell office:value-type="float" office:value="1009.16" calcext:value-type="float">
            <text:p>1009.16</text:p>
          </table:table-cell>
          <table:table-cell table:style-name="ce114" office:value-type="float" office:value="1090.54" calcext:value-type="float">
            <text:p>1090.54</text:p>
          </table:table-cell>
          <table:table-cell table:formula="of:=[.D115]/[.C115]" office:value-type="float" office:value="1.080641325458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R15m/mrpp_6x6-16_12.cnf</text:p>
          </table:table-cell>
          <table:table-cell office:value-type="float" office:value="63.93" calcext:value-type="float">
            <text:p>63.93</text:p>
          </table:table-cell>
          <table:table-cell table:style-name="ce115" office:value-type="float" office:value="60.99" calcext:value-type="float">
            <text:p>60.99</text:p>
          </table:table-cell>
          <table:table-cell table:formula="of:=[.D116]/[.C116]" office:value-type="float" office:value="0.954012200844674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R15m/mrpp_6x6-16_9.cnf</text:p>
          </table:table-cell>
          <table:table-cell office:value-type="float" office:value="4.82" calcext:value-type="float">
            <text:p>4.82</text:p>
          </table:table-cell>
          <table:table-cell table:style-name="ce116" office:value-type="float" office:value="4.57" calcext:value-type="float">
            <text:p>4.57</text:p>
          </table:table-cell>
          <table:table-cell table:formula="of:=[.D117]/[.C117]" office:value-type="float" office:value="0.948132780082987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R15m/mrpp_6x6-18_12.cnf</text:p>
          </table:table-cell>
          <table:table-cell office:value-type="float" office:value="53.4" calcext:value-type="float">
            <text:p>53.4</text:p>
          </table:table-cell>
          <table:table-cell table:style-name="ce117" office:value-type="float" office:value="50.48" calcext:value-type="float">
            <text:p>50.48</text:p>
          </table:table-cell>
          <table:table-cell table:formula="of:=[.D118]/[.C118]" office:value-type="float" office:value="0.94531835205992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R15m/mrpp_6x6-18_9.cnf</text:p>
          </table:table-cell>
          <table:table-cell office:value-type="float" office:value="49.53" calcext:value-type="float">
            <text:p>49.53</text:p>
          </table:table-cell>
          <table:table-cell table:style-name="ce118" office:value-type="float" office:value="46.71" calcext:value-type="float">
            <text:p>46.71</text:p>
          </table:table-cell>
          <table:table-cell table:formula="of:=[.D119]/[.C119]" office:value-type="float" office:value="0.943064809206541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R15m/mrpp_6x6-20_10.cnf</text:p>
          </table:table-cell>
          <table:table-cell table:style-name="ce2" office:value-type="float" office:value="1259.01" calcext:value-type="float">
            <text:p>1259.01</text:p>
          </table:table-cell>
          <table:table-cell table:style-name="ce119" office:value-type="float" office:value="1258.42" calcext:value-type="float">
            <text:p>1258.4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R15m/mrpp_8x8-12_9.cnf</text:p>
          </table:table-cell>
          <table:table-cell office:value-type="float" office:value="0.16" calcext:value-type="float">
            <text:p>0.16</text:p>
          </table:table-cell>
          <table:table-cell table:style-name="ce120" office:value-type="float" office:value="0.11" calcext:value-type="float">
            <text:p>0.11</text:p>
          </table:table-cell>
          <table:table-cell table:formula="of:=[.D121]/[.C121]" office:value-type="float" office:value="0.6875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R15m/mrpp_8x8-16_12.cnf</text:p>
          </table:table-cell>
          <table:table-cell office:value-type="float" office:value="57.26" calcext:value-type="float">
            <text:p>57.26</text:p>
          </table:table-cell>
          <table:table-cell table:style-name="ce121" office:value-type="float" office:value="51.38" calcext:value-type="float">
            <text:p>51.38</text:p>
          </table:table-cell>
          <table:table-cell table:formula="of:=[.D122]/[.C122]" office:value-type="float" office:value="0.897310513447433" calcext:value-type="float">
            <text:p>0.9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R15m/mrpp_8x8-18_12.cnf</text:p>
          </table:table-cell>
          <table:table-cell office:value-type="float" office:value="12.13" calcext:value-type="float">
            <text:p>12.13</text:p>
          </table:table-cell>
          <table:table-cell table:style-name="ce122" office:value-type="float" office:value="11.13" calcext:value-type="float">
            <text:p>11.13</text:p>
          </table:table-cell>
          <table:table-cell table:formula="of:=[.D123]/[.C123]" office:value-type="float" office:value="0.917559769167354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R15m/mrpp_8x8-18_13.cnf</text:p>
          </table:table-cell>
          <table:table-cell office:value-type="float" office:value="242.93" calcext:value-type="float">
            <text:p>242.93</text:p>
          </table:table-cell>
          <table:table-cell table:style-name="ce123" office:value-type="float" office:value="229.84" calcext:value-type="float">
            <text:p>229.84</text:p>
          </table:table-cell>
          <table:table-cell table:formula="of:=[.D124]/[.C124]" office:value-type="float" office:value="0.94611616515045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R15m/mrpp_8x8-22_10.cnf</text:p>
          </table:table-cell>
          <table:table-cell office:value-type="float" office:value="1.65" calcext:value-type="float">
            <text:p>1.65</text:p>
          </table:table-cell>
          <table:table-cell table:style-name="ce124" office:value-type="float" office:value="1.33" calcext:value-type="float">
            <text:p>1.33</text:p>
          </table:table-cell>
          <table:table-cell table:formula="of:=[.D125]/[.C125]" office:value-type="float" office:value="0.806060606060606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R15m/mrpp_8x8-22_11.cnf</text:p>
          </table:table-cell>
          <table:table-cell office:value-type="float" office:value="287.12" calcext:value-type="float">
            <text:p>287.12</text:p>
          </table:table-cell>
          <table:table-cell table:style-name="ce125" office:value-type="float" office:value="286.18" calcext:value-type="float">
            <text:p>286.18</text:p>
          </table:table-cell>
          <table:table-cell table:formula="of:=[.D126]/[.C126]" office:value-type="float" office:value="0.99672610755085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R15m/mrpp_8x8-24_11.cnf</text:p>
          </table:table-cell>
          <table:table-cell office:value-type="float" office:value="567.17" calcext:value-type="float">
            <text:p>567.17</text:p>
          </table:table-cell>
          <table:table-cell table:style-name="ce126" office:value-type="float" office:value="569.86" calcext:value-type="float">
            <text:p>569.86</text:p>
          </table:table-cell>
          <table:table-cell table:formula="of:=[.D127]/[.C127]" office:value-type="float" office:value="1.00474284606026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R15m/mrpp_8x8-24_14.cnf</text:p>
          </table:table-cell>
          <table:table-cell office:value-type="float" office:value="650.67" calcext:value-type="float">
            <text:p>650.67</text:p>
          </table:table-cell>
          <table:table-cell table:style-name="ce127" office:value-type="float" office:value="623.08" calcext:value-type="float">
            <text:p>623.08</text:p>
          </table:table-cell>
          <table:table-cell table:formula="of:=[.D128]/[.C128]" office:value-type="float" office:value="0.957597553291223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R15m/mrpp_8x8-24_16.cnf</text:p>
          </table:table-cell>
          <table:table-cell table:style-name="ce2" office:value-type="float" office:value="1258.74" calcext:value-type="float">
            <text:p>1258.74</text:p>
          </table:table-cell>
          <table:table-cell table:style-name="ce128" office:value-type="float" office:value="1257.55" calcext:value-type="float">
            <text:p>1257.5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R15m/mrpp_8x8-8_9.cnf</text:p>
          </table:table-cell>
          <table:table-cell office:value-type="float" office:value="0.41" calcext:value-type="float">
            <text:p>0.41</text:p>
          </table:table-cell>
          <table:table-cell table:style-name="ce129" office:value-type="float" office:value="0.35" calcext:value-type="float">
            <text:p>0.35</text:p>
          </table:table-cell>
          <table:table-cell table:formula="of:=[.D130]/[.C130]" office:value-type="float" office:value="0.85365853658536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R15m/openstacks-p30_3.085-SAT.cnf</text:p>
          </table:table-cell>
          <table:table-cell office:value-type="float" office:value="531.28" calcext:value-type="float">
            <text:p>531.28</text:p>
          </table:table-cell>
          <table:table-cell table:style-name="ce130" office:value-type="float" office:value="303.85" calcext:value-type="float">
            <text:p>303.85</text:p>
          </table:table-cell>
          <table:table-cell table:formula="of:=[.D131]/[.C131]" office:value-type="float" office:value="0.571920644481253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SR15m/partial-5-15-s.cnf</text:p>
          </table:table-cell>
          <table:table-cell table:style-name="ce2" office:value-type="float" office:value="1258.95" calcext:value-type="float">
            <text:p>1258.95</text:p>
          </table:table-cell>
          <table:table-cell table:style-name="ce131" office:value-type="float" office:value="1258.59" calcext:value-type="float">
            <text:p>1258.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R15m/q_query_3_L150_coli.sat.cnf</text:p>
          </table:table-cell>
          <table:table-cell office:value-type="float" office:value="902.14" calcext:value-type="float">
            <text:p>902.14</text:p>
          </table:table-cell>
          <table:table-cell table:style-name="ce132" office:value-type="float" office:value="1124.03" calcext:value-type="float">
            <text:p>1124.03</text:p>
          </table:table-cell>
          <table:table-cell table:formula="of:=[.D133]/[.C133]" office:value-type="float" office:value="1.24595960715632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SR15m/q_query_3_L200_coli.sat.cnf</text:p>
          </table:table-cell>
          <table:table-cell table:style-name="ce2" office:value-type="float" office:value="1258.66" calcext:value-type="float">
            <text:p>1258.66</text:p>
          </table:table-cell>
          <table:table-cell table:style-name="ce20" office:value-type="float" office:value="1259.14" calcext:value-type="float">
            <text:p>1259.1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R15m/q_query_3_L80_coli.sat.cnf</text:p>
          </table:table-cell>
          <table:table-cell office:value-type="float" office:value="445.35" calcext:value-type="float">
            <text:p>445.35</text:p>
          </table:table-cell>
          <table:table-cell table:style-name="ce133" office:value-type="float" office:value="530.17" calcext:value-type="float">
            <text:p>530.17</text:p>
          </table:table-cell>
          <table:table-cell table:formula="of:=[.D135]/[.C135]" office:value-type="float" office:value="1.19045694397665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R15m/vmpc_29.cnf</text:p>
          </table:table-cell>
          <table:table-cell office:value-type="float" office:value="522.4" calcext:value-type="float">
            <text:p>522.4</text:p>
          </table:table-cell>
          <table:table-cell table:style-name="ce134" office:value-type="float" office:value="505.01" calcext:value-type="float">
            <text:p>505.01</text:p>
          </table:table-cell>
          <table:table-cell table:formula="of:=[.D136]/[.C136]" office:value-type="float" office:value="0.966711332312404" calcext:value-type="float">
            <text:p>0.9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AVERAGE([.E6:.E136])" office:value-type="float" office:value="0.991429199272227" calcext:value-type="float">
            <text:p>0.99</text:p>
          </table:table-cell>
          <table:table-cell table:number-columns-repeated="2"/>
        </table:table-row>
        <calcext:conditional-formats>
          <calcext:conditional-format calcext:target-range-address="'mios-1.4.0'.D6:'mios-1.4.0'.D6">
            <calcext:condition calcext:apply-style-name="Bad" calcext:value="&gt;[.C6]" calcext:base-cell-address="'mios-1.4.0'.D6"/>
          </calcext:conditional-format>
          <calcext:conditional-format calcext:target-range-address="'mios-1.4.0'.D7:'mios-1.4.0'.D7">
            <calcext:condition calcext:apply-style-name="Bad" calcext:value="&gt;[.C7]" calcext:base-cell-address="'mios-1.4.0'.D7"/>
          </calcext:conditional-format>
          <calcext:conditional-format calcext:target-range-address="'mios-1.4.0'.D8:'mios-1.4.0'.D8">
            <calcext:condition calcext:apply-style-name="Bad" calcext:value="&gt;[.C8]" calcext:base-cell-address="'mios-1.4.0'.D8"/>
          </calcext:conditional-format>
          <calcext:conditional-format calcext:target-range-address="'mios-1.4.0'.D9:'mios-1.4.0'.D9">
            <calcext:condition calcext:apply-style-name="Bad" calcext:value="&gt;[.C9]" calcext:base-cell-address="'mios-1.4.0'.D9"/>
          </calcext:conditional-format>
          <calcext:conditional-format calcext:target-range-address="'mios-1.4.0'.D10:'mios-1.4.0'.D10">
            <calcext:condition calcext:apply-style-name="Bad" calcext:value="&gt;[.C10]" calcext:base-cell-address="'mios-1.4.0'.D10"/>
          </calcext:conditional-format>
          <calcext:conditional-format calcext:target-range-address="'mios-1.4.0'.D11:'mios-1.4.0'.D11">
            <calcext:condition calcext:apply-style-name="Bad" calcext:value="&gt;[.C11]" calcext:base-cell-address="'mios-1.4.0'.D11"/>
          </calcext:conditional-format>
          <calcext:conditional-format calcext:target-range-address="'mios-1.4.0'.D12:'mios-1.4.0'.D12">
            <calcext:condition calcext:apply-style-name="Bad" calcext:value="&gt;[.C12]" calcext:base-cell-address="'mios-1.4.0'.D12"/>
          </calcext:conditional-format>
          <calcext:conditional-format calcext:target-range-address="'mios-1.4.0'.D13:'mios-1.4.0'.D13">
            <calcext:condition calcext:apply-style-name="Bad" calcext:value="&gt;[.C13]" calcext:base-cell-address="'mios-1.4.0'.D13"/>
          </calcext:conditional-format>
          <calcext:conditional-format calcext:target-range-address="'mios-1.4.0'.D14:'mios-1.4.0'.D14">
            <calcext:condition calcext:apply-style-name="Bad" calcext:value="&gt;[.C14]" calcext:base-cell-address="'mios-1.4.0'.D14"/>
          </calcext:conditional-format>
          <calcext:conditional-format calcext:target-range-address="'mios-1.4.0'.D15:'mios-1.4.0'.D15">
            <calcext:condition calcext:apply-style-name="Bad" calcext:value="&gt;[.C15]" calcext:base-cell-address="'mios-1.4.0'.D15"/>
          </calcext:conditional-format>
          <calcext:conditional-format calcext:target-range-address="'mios-1.4.0'.D16:'mios-1.4.0'.D16">
            <calcext:condition calcext:apply-style-name="Bad" calcext:value="&gt;[.C16]" calcext:base-cell-address="'mios-1.4.0'.D16"/>
          </calcext:conditional-format>
          <calcext:conditional-format calcext:target-range-address="'mios-1.4.0'.D17:'mios-1.4.0'.D17">
            <calcext:condition calcext:apply-style-name="Bad" calcext:value="&gt;[.C17]" calcext:base-cell-address="'mios-1.4.0'.D17"/>
          </calcext:conditional-format>
          <calcext:conditional-format calcext:target-range-address="'mios-1.4.0'.D18:'mios-1.4.0'.D18">
            <calcext:condition calcext:apply-style-name="Bad" calcext:value="&gt;[.C18]" calcext:base-cell-address="'mios-1.4.0'.D18"/>
          </calcext:conditional-format>
          <calcext:conditional-format calcext:target-range-address="'mios-1.4.0'.D19:'mios-1.4.0'.D19">
            <calcext:condition calcext:apply-style-name="Bad" calcext:value="&gt;[.C19]" calcext:base-cell-address="'mios-1.4.0'.D19"/>
          </calcext:conditional-format>
          <calcext:conditional-format calcext:target-range-address="'mios-1.4.0'.D20:'mios-1.4.0'.D20">
            <calcext:condition calcext:apply-style-name="Bad" calcext:value="&gt;[.C20]" calcext:base-cell-address="'mios-1.4.0'.D20"/>
          </calcext:conditional-format>
          <calcext:conditional-format calcext:target-range-address="'mios-1.4.0'.D22:'mios-1.4.0'.D22">
            <calcext:condition calcext:apply-style-name="Bad" calcext:value="&gt;[.C22]" calcext:base-cell-address="'mios-1.4.0'.D22"/>
          </calcext:conditional-format>
          <calcext:conditional-format calcext:target-range-address="'mios-1.4.0'.D23:'mios-1.4.0'.D23">
            <calcext:condition calcext:apply-style-name="Bad" calcext:value="&gt;[.C23]" calcext:base-cell-address="'mios-1.4.0'.D23"/>
          </calcext:conditional-format>
          <calcext:conditional-format calcext:target-range-address="'mios-1.4.0'.D24:'mios-1.4.0'.D24">
            <calcext:condition calcext:apply-style-name="Bad" calcext:value="&gt;[.C24]" calcext:base-cell-address="'mios-1.4.0'.D24"/>
          </calcext:conditional-format>
          <calcext:conditional-format calcext:target-range-address="'mios-1.4.0'.D25:'mios-1.4.0'.D25">
            <calcext:condition calcext:apply-style-name="Bad" calcext:value="&gt;[.C25]" calcext:base-cell-address="'mios-1.4.0'.D25"/>
          </calcext:conditional-format>
          <calcext:conditional-format calcext:target-range-address="'mios-1.4.0'.D26:'mios-1.4.0'.D26">
            <calcext:condition calcext:apply-style-name="Bad" calcext:value="&gt;[.C26]" calcext:base-cell-address="'mios-1.4.0'.D26"/>
          </calcext:conditional-format>
          <calcext:conditional-format calcext:target-range-address="'mios-1.4.0'.D27:'mios-1.4.0'.D27">
            <calcext:condition calcext:apply-style-name="Bad" calcext:value="&gt;[.C27]" calcext:base-cell-address="'mios-1.4.0'.D27"/>
          </calcext:conditional-format>
          <calcext:conditional-format calcext:target-range-address="'mios-1.4.0'.D28:'mios-1.4.0'.D28">
            <calcext:condition calcext:apply-style-name="Bad" calcext:value="&gt;[.C28]" calcext:base-cell-address="'mios-1.4.0'.D28"/>
          </calcext:conditional-format>
          <calcext:conditional-format calcext:target-range-address="'mios-1.4.0'.D29:'mios-1.4.0'.D29">
            <calcext:condition calcext:apply-style-name="Bad" calcext:value="&gt;[.C29]" calcext:base-cell-address="'mios-1.4.0'.D29"/>
          </calcext:conditional-format>
          <calcext:conditional-format calcext:target-range-address="'mios-1.4.0'.D30:'mios-1.4.0'.D30">
            <calcext:condition calcext:apply-style-name="Bad" calcext:value="&gt;[.C30]" calcext:base-cell-address="'mios-1.4.0'.D30"/>
          </calcext:conditional-format>
          <calcext:conditional-format calcext:target-range-address="'mios-1.4.0'.D31:'mios-1.4.0'.D31">
            <calcext:condition calcext:apply-style-name="Bad" calcext:value="&gt;[.C31]" calcext:base-cell-address="'mios-1.4.0'.D31"/>
          </calcext:conditional-format>
          <calcext:conditional-format calcext:target-range-address="'mios-1.4.0'.D32:'mios-1.4.0'.D32">
            <calcext:condition calcext:apply-style-name="Bad" calcext:value="&gt;[.C32]" calcext:base-cell-address="'mios-1.4.0'.D32"/>
          </calcext:conditional-format>
          <calcext:conditional-format calcext:target-range-address="'mios-1.4.0'.D33:'mios-1.4.0'.D33">
            <calcext:condition calcext:apply-style-name="Bad" calcext:value="&gt;[.C33]" calcext:base-cell-address="'mios-1.4.0'.D33"/>
          </calcext:conditional-format>
          <calcext:conditional-format calcext:target-range-address="'mios-1.4.0'.D34:'mios-1.4.0'.D34">
            <calcext:condition calcext:apply-style-name="Bad" calcext:value="&gt;[.C34]" calcext:base-cell-address="'mios-1.4.0'.D34"/>
          </calcext:conditional-format>
          <calcext:conditional-format calcext:target-range-address="'mios-1.4.0'.D35:'mios-1.4.0'.D35">
            <calcext:condition calcext:apply-style-name="Bad" calcext:value="&gt;[.C35]" calcext:base-cell-address="'mios-1.4.0'.D35"/>
          </calcext:conditional-format>
          <calcext:conditional-format calcext:target-range-address="'mios-1.4.0'.D36:'mios-1.4.0'.D36">
            <calcext:condition calcext:apply-style-name="Bad" calcext:value="&gt;[.C36]" calcext:base-cell-address="'mios-1.4.0'.D36"/>
          </calcext:conditional-format>
          <calcext:conditional-format calcext:target-range-address="'mios-1.4.0'.D37:'mios-1.4.0'.D37">
            <calcext:condition calcext:apply-style-name="Bad" calcext:value="&gt;[.C37]" calcext:base-cell-address="'mios-1.4.0'.D37"/>
          </calcext:conditional-format>
          <calcext:conditional-format calcext:target-range-address="'mios-1.4.0'.D38:'mios-1.4.0'.D38">
            <calcext:condition calcext:apply-style-name="Bad" calcext:value="&gt;[.C38]" calcext:base-cell-address="'mios-1.4.0'.D38"/>
          </calcext:conditional-format>
          <calcext:conditional-format calcext:target-range-address="'mios-1.4.0'.D39:'mios-1.4.0'.D39">
            <calcext:condition calcext:apply-style-name="Bad" calcext:value="&gt;[.C39]" calcext:base-cell-address="'mios-1.4.0'.D39"/>
          </calcext:conditional-format>
          <calcext:conditional-format calcext:target-range-address="'mios-1.4.0'.D40:'mios-1.4.0'.D40">
            <calcext:condition calcext:apply-style-name="Bad" calcext:value="&gt;[.C40]" calcext:base-cell-address="'mios-1.4.0'.D40"/>
          </calcext:conditional-format>
          <calcext:conditional-format calcext:target-range-address="'mios-1.4.0'.D41:'mios-1.4.0'.D41">
            <calcext:condition calcext:apply-style-name="Bad" calcext:value="&gt;[.C41]" calcext:base-cell-address="'mios-1.4.0'.D41"/>
          </calcext:conditional-format>
          <calcext:conditional-format calcext:target-range-address="'mios-1.4.0'.D42:'mios-1.4.0'.D42">
            <calcext:condition calcext:apply-style-name="Bad" calcext:value="&gt;[.C42]" calcext:base-cell-address="'mios-1.4.0'.D42"/>
          </calcext:conditional-format>
          <calcext:conditional-format calcext:target-range-address="'mios-1.4.0'.D43:'mios-1.4.0'.D43">
            <calcext:condition calcext:apply-style-name="Bad" calcext:value="&gt;[.C43]" calcext:base-cell-address="'mios-1.4.0'.D43"/>
          </calcext:conditional-format>
          <calcext:conditional-format calcext:target-range-address="'mios-1.4.0'.D44:'mios-1.4.0'.D44">
            <calcext:condition calcext:apply-style-name="Bad" calcext:value="&gt;[.C44]" calcext:base-cell-address="'mios-1.4.0'.D44"/>
          </calcext:conditional-format>
          <calcext:conditional-format calcext:target-range-address="'mios-1.4.0'.D45:'mios-1.4.0'.D45">
            <calcext:condition calcext:apply-style-name="Bad" calcext:value="&gt;[.C45]" calcext:base-cell-address="'mios-1.4.0'.D45"/>
          </calcext:conditional-format>
          <calcext:conditional-format calcext:target-range-address="'mios-1.4.0'.D46:'mios-1.4.0'.D46">
            <calcext:condition calcext:apply-style-name="Bad" calcext:value="&gt;[.C46]" calcext:base-cell-address="'mios-1.4.0'.D46"/>
          </calcext:conditional-format>
          <calcext:conditional-format calcext:target-range-address="'mios-1.4.0'.D47:'mios-1.4.0'.D47">
            <calcext:condition calcext:apply-style-name="Bad" calcext:value="&gt;[.C47]" calcext:base-cell-address="'mios-1.4.0'.D47"/>
          </calcext:conditional-format>
          <calcext:conditional-format calcext:target-range-address="'mios-1.4.0'.D48:'mios-1.4.0'.D48">
            <calcext:condition calcext:apply-style-name="Bad" calcext:value="&gt;[.C48]" calcext:base-cell-address="'mios-1.4.0'.D48"/>
          </calcext:conditional-format>
          <calcext:conditional-format calcext:target-range-address="'mios-1.4.0'.D49:'mios-1.4.0'.D49">
            <calcext:condition calcext:apply-style-name="Bad" calcext:value="&gt;[.C49]" calcext:base-cell-address="'mios-1.4.0'.D49"/>
          </calcext:conditional-format>
          <calcext:conditional-format calcext:target-range-address="'mios-1.4.0'.D50:'mios-1.4.0'.D50">
            <calcext:condition calcext:apply-style-name="Bad" calcext:value="&gt;[.C50]" calcext:base-cell-address="'mios-1.4.0'.D50"/>
          </calcext:conditional-format>
          <calcext:conditional-format calcext:target-range-address="'mios-1.4.0'.D51:'mios-1.4.0'.D51">
            <calcext:condition calcext:apply-style-name="Bad" calcext:value="&gt;[.C51]" calcext:base-cell-address="'mios-1.4.0'.D51"/>
          </calcext:conditional-format>
          <calcext:conditional-format calcext:target-range-address="'mios-1.4.0'.D52:'mios-1.4.0'.D52">
            <calcext:condition calcext:apply-style-name="Bad" calcext:value="&gt;[.C52]" calcext:base-cell-address="'mios-1.4.0'.D52"/>
          </calcext:conditional-format>
          <calcext:conditional-format calcext:target-range-address="'mios-1.4.0'.D53:'mios-1.4.0'.D53">
            <calcext:condition calcext:apply-style-name="Bad" calcext:value="&gt;[.C53]" calcext:base-cell-address="'mios-1.4.0'.D53"/>
          </calcext:conditional-format>
          <calcext:conditional-format calcext:target-range-address="'mios-1.4.0'.D54:'mios-1.4.0'.D54">
            <calcext:condition calcext:apply-style-name="Bad" calcext:value="&gt;[.C54]" calcext:base-cell-address="'mios-1.4.0'.D54"/>
          </calcext:conditional-format>
          <calcext:conditional-format calcext:target-range-address="'mios-1.4.0'.D55:'mios-1.4.0'.D55">
            <calcext:condition calcext:apply-style-name="Bad" calcext:value="&gt;[.C55]" calcext:base-cell-address="'mios-1.4.0'.D55"/>
          </calcext:conditional-format>
          <calcext:conditional-format calcext:target-range-address="'mios-1.4.0'.D56:'mios-1.4.0'.D56">
            <calcext:condition calcext:apply-style-name="Bad" calcext:value="&gt;[.C56]" calcext:base-cell-address="'mios-1.4.0'.D56"/>
          </calcext:conditional-format>
          <calcext:conditional-format calcext:target-range-address="'mios-1.4.0'.D57:'mios-1.4.0'.D57">
            <calcext:condition calcext:apply-style-name="Bad" calcext:value="&gt;[.C57]" calcext:base-cell-address="'mios-1.4.0'.D57"/>
          </calcext:conditional-format>
          <calcext:conditional-format calcext:target-range-address="'mios-1.4.0'.D58:'mios-1.4.0'.D58">
            <calcext:condition calcext:apply-style-name="Bad" calcext:value="&gt;[.C58]" calcext:base-cell-address="'mios-1.4.0'.D58"/>
          </calcext:conditional-format>
          <calcext:conditional-format calcext:target-range-address="'mios-1.4.0'.D59:'mios-1.4.0'.D59">
            <calcext:condition calcext:apply-style-name="Bad" calcext:value="&gt;[.C59]" calcext:base-cell-address="'mios-1.4.0'.D59"/>
          </calcext:conditional-format>
          <calcext:conditional-format calcext:target-range-address="'mios-1.4.0'.D60:'mios-1.4.0'.D60">
            <calcext:condition calcext:apply-style-name="Bad" calcext:value="&gt;[.C60]" calcext:base-cell-address="'mios-1.4.0'.D60"/>
          </calcext:conditional-format>
          <calcext:conditional-format calcext:target-range-address="'mios-1.4.0'.D61:'mios-1.4.0'.D61">
            <calcext:condition calcext:apply-style-name="Bad" calcext:value="&gt;[.C61]" calcext:base-cell-address="'mios-1.4.0'.D61"/>
          </calcext:conditional-format>
          <calcext:conditional-format calcext:target-range-address="'mios-1.4.0'.D62:'mios-1.4.0'.D62">
            <calcext:condition calcext:apply-style-name="Bad" calcext:value="&gt;[.C62]" calcext:base-cell-address="'mios-1.4.0'.D62"/>
          </calcext:conditional-format>
          <calcext:conditional-format calcext:target-range-address="'mios-1.4.0'.D63:'mios-1.4.0'.D63">
            <calcext:condition calcext:apply-style-name="Bad" calcext:value="&gt;[.C63]" calcext:base-cell-address="'mios-1.4.0'.D63"/>
          </calcext:conditional-format>
          <calcext:conditional-format calcext:target-range-address="'mios-1.4.0'.D64:'mios-1.4.0'.D64">
            <calcext:condition calcext:apply-style-name="Bad" calcext:value="&gt;[.C64]" calcext:base-cell-address="'mios-1.4.0'.D64"/>
          </calcext:conditional-format>
          <calcext:conditional-format calcext:target-range-address="'mios-1.4.0'.D65:'mios-1.4.0'.D65">
            <calcext:condition calcext:apply-style-name="Bad" calcext:value="&gt;[.C65]" calcext:base-cell-address="'mios-1.4.0'.D65"/>
          </calcext:conditional-format>
          <calcext:conditional-format calcext:target-range-address="'mios-1.4.0'.D66:'mios-1.4.0'.D66">
            <calcext:condition calcext:apply-style-name="Bad" calcext:value="&gt;[.C66]" calcext:base-cell-address="'mios-1.4.0'.D66"/>
          </calcext:conditional-format>
          <calcext:conditional-format calcext:target-range-address="'mios-1.4.0'.D67:'mios-1.4.0'.D67">
            <calcext:condition calcext:apply-style-name="Bad" calcext:value="&gt;[.C67]" calcext:base-cell-address="'mios-1.4.0'.D67"/>
          </calcext:conditional-format>
          <calcext:conditional-format calcext:target-range-address="'mios-1.4.0'.D68:'mios-1.4.0'.D68">
            <calcext:condition calcext:apply-style-name="Bad" calcext:value="&gt;[.C68]" calcext:base-cell-address="'mios-1.4.0'.D68"/>
          </calcext:conditional-format>
          <calcext:conditional-format calcext:target-range-address="'mios-1.4.0'.D69:'mios-1.4.0'.D69">
            <calcext:condition calcext:apply-style-name="Bad" calcext:value="&gt;[.C69]" calcext:base-cell-address="'mios-1.4.0'.D69"/>
          </calcext:conditional-format>
          <calcext:conditional-format calcext:target-range-address="'mios-1.4.0'.D70:'mios-1.4.0'.D70">
            <calcext:condition calcext:apply-style-name="Bad" calcext:value="&gt;[.C70]" calcext:base-cell-address="'mios-1.4.0'.D70"/>
          </calcext:conditional-format>
          <calcext:conditional-format calcext:target-range-address="'mios-1.4.0'.D71:'mios-1.4.0'.D71">
            <calcext:condition calcext:apply-style-name="Bad" calcext:value="&gt;[.C71]" calcext:base-cell-address="'mios-1.4.0'.D71"/>
          </calcext:conditional-format>
          <calcext:conditional-format calcext:target-range-address="'mios-1.4.0'.D72:'mios-1.4.0'.D72">
            <calcext:condition calcext:apply-style-name="Bad" calcext:value="&gt;[.C72]" calcext:base-cell-address="'mios-1.4.0'.D72"/>
          </calcext:conditional-format>
          <calcext:conditional-format calcext:target-range-address="'mios-1.4.0'.D73:'mios-1.4.0'.D73">
            <calcext:condition calcext:apply-style-name="Bad" calcext:value="&gt;[.C73]" calcext:base-cell-address="'mios-1.4.0'.D73"/>
          </calcext:conditional-format>
          <calcext:conditional-format calcext:target-range-address="'mios-1.4.0'.D74:'mios-1.4.0'.D74">
            <calcext:condition calcext:apply-style-name="Bad" calcext:value="&gt;[.C74]" calcext:base-cell-address="'mios-1.4.0'.D74"/>
          </calcext:conditional-format>
          <calcext:conditional-format calcext:target-range-address="'mios-1.4.0'.D75:'mios-1.4.0'.D75">
            <calcext:condition calcext:apply-style-name="Bad" calcext:value="&gt;[.C75]" calcext:base-cell-address="'mios-1.4.0'.D75"/>
          </calcext:conditional-format>
          <calcext:conditional-format calcext:target-range-address="'mios-1.4.0'.D76:'mios-1.4.0'.D76">
            <calcext:condition calcext:apply-style-name="Bad" calcext:value="&gt;[.C76]" calcext:base-cell-address="'mios-1.4.0'.D76"/>
          </calcext:conditional-format>
          <calcext:conditional-format calcext:target-range-address="'mios-1.4.0'.D77:'mios-1.4.0'.D77">
            <calcext:condition calcext:apply-style-name="Bad" calcext:value="&gt;[.C77]" calcext:base-cell-address="'mios-1.4.0'.D77"/>
          </calcext:conditional-format>
          <calcext:conditional-format calcext:target-range-address="'mios-1.4.0'.D78:'mios-1.4.0'.D78">
            <calcext:condition calcext:apply-style-name="Bad" calcext:value="&gt;[.C78]" calcext:base-cell-address="'mios-1.4.0'.D78"/>
          </calcext:conditional-format>
          <calcext:conditional-format calcext:target-range-address="'mios-1.4.0'.D79:'mios-1.4.0'.D79">
            <calcext:condition calcext:apply-style-name="Bad" calcext:value="&gt;[.C79]" calcext:base-cell-address="'mios-1.4.0'.D79"/>
          </calcext:conditional-format>
          <calcext:conditional-format calcext:target-range-address="'mios-1.4.0'.D80:'mios-1.4.0'.D80">
            <calcext:condition calcext:apply-style-name="Bad" calcext:value="&gt;[.C80]" calcext:base-cell-address="'mios-1.4.0'.D80"/>
          </calcext:conditional-format>
          <calcext:conditional-format calcext:target-range-address="'mios-1.4.0'.D81:'mios-1.4.0'.D81">
            <calcext:condition calcext:apply-style-name="Bad" calcext:value="&gt;[.C81]" calcext:base-cell-address="'mios-1.4.0'.D81"/>
          </calcext:conditional-format>
          <calcext:conditional-format calcext:target-range-address="'mios-1.4.0'.D82:'mios-1.4.0'.D82">
            <calcext:condition calcext:apply-style-name="Bad" calcext:value="&gt;[.C82]" calcext:base-cell-address="'mios-1.4.0'.D82"/>
          </calcext:conditional-format>
          <calcext:conditional-format calcext:target-range-address="'mios-1.4.0'.D83:'mios-1.4.0'.D83">
            <calcext:condition calcext:apply-style-name="Bad" calcext:value="&gt;[.C83]" calcext:base-cell-address="'mios-1.4.0'.D83"/>
          </calcext:conditional-format>
          <calcext:conditional-format calcext:target-range-address="'mios-1.4.0'.D84:'mios-1.4.0'.D84">
            <calcext:condition calcext:apply-style-name="Bad" calcext:value="&gt;[.C84]" calcext:base-cell-address="'mios-1.4.0'.D84"/>
          </calcext:conditional-format>
          <calcext:conditional-format calcext:target-range-address="'mios-1.4.0'.D85:'mios-1.4.0'.D85">
            <calcext:condition calcext:apply-style-name="Bad" calcext:value="&gt;[.C85]" calcext:base-cell-address="'mios-1.4.0'.D85"/>
          </calcext:conditional-format>
          <calcext:conditional-format calcext:target-range-address="'mios-1.4.0'.D86:'mios-1.4.0'.D86">
            <calcext:condition calcext:apply-style-name="Bad" calcext:value="&gt;[.C86]" calcext:base-cell-address="'mios-1.4.0'.D86"/>
          </calcext:conditional-format>
          <calcext:conditional-format calcext:target-range-address="'mios-1.4.0'.D87:'mios-1.4.0'.D87">
            <calcext:condition calcext:apply-style-name="Bad" calcext:value="&gt;[.C87]" calcext:base-cell-address="'mios-1.4.0'.D87"/>
          </calcext:conditional-format>
          <calcext:conditional-format calcext:target-range-address="'mios-1.4.0'.D88:'mios-1.4.0'.D88">
            <calcext:condition calcext:apply-style-name="Bad" calcext:value="&gt;[.C88]" calcext:base-cell-address="'mios-1.4.0'.D88"/>
          </calcext:conditional-format>
          <calcext:conditional-format calcext:target-range-address="'mios-1.4.0'.D89:'mios-1.4.0'.D89">
            <calcext:condition calcext:apply-style-name="Bad" calcext:value="&gt;[.C89]" calcext:base-cell-address="'mios-1.4.0'.D89"/>
          </calcext:conditional-format>
          <calcext:conditional-format calcext:target-range-address="'mios-1.4.0'.D90:'mios-1.4.0'.D90">
            <calcext:condition calcext:apply-style-name="Bad" calcext:value="&gt;[.C90]" calcext:base-cell-address="'mios-1.4.0'.D90"/>
          </calcext:conditional-format>
          <calcext:conditional-format calcext:target-range-address="'mios-1.4.0'.D91:'mios-1.4.0'.D91">
            <calcext:condition calcext:apply-style-name="Bad" calcext:value="&gt;[.C91]" calcext:base-cell-address="'mios-1.4.0'.D91"/>
          </calcext:conditional-format>
          <calcext:conditional-format calcext:target-range-address="'mios-1.4.0'.D92:'mios-1.4.0'.D92">
            <calcext:condition calcext:apply-style-name="Bad" calcext:value="&gt;[.C92]" calcext:base-cell-address="'mios-1.4.0'.D92"/>
          </calcext:conditional-format>
          <calcext:conditional-format calcext:target-range-address="'mios-1.4.0'.D93:'mios-1.4.0'.D93">
            <calcext:condition calcext:apply-style-name="Bad" calcext:value="&gt;[.C93]" calcext:base-cell-address="'mios-1.4.0'.D93"/>
          </calcext:conditional-format>
          <calcext:conditional-format calcext:target-range-address="'mios-1.4.0'.D94:'mios-1.4.0'.D94">
            <calcext:condition calcext:apply-style-name="Bad" calcext:value="&gt;[.C94]" calcext:base-cell-address="'mios-1.4.0'.D94"/>
          </calcext:conditional-format>
          <calcext:conditional-format calcext:target-range-address="'mios-1.4.0'.D95:'mios-1.4.0'.D95">
            <calcext:condition calcext:apply-style-name="Bad" calcext:value="&gt;[.C95]" calcext:base-cell-address="'mios-1.4.0'.D95"/>
          </calcext:conditional-format>
          <calcext:conditional-format calcext:target-range-address="'mios-1.4.0'.D96:'mios-1.4.0'.D96">
            <calcext:condition calcext:apply-style-name="Bad" calcext:value="&gt;[.C96]" calcext:base-cell-address="'mios-1.4.0'.D96"/>
          </calcext:conditional-format>
          <calcext:conditional-format calcext:target-range-address="'mios-1.4.0'.D97:'mios-1.4.0'.D97">
            <calcext:condition calcext:apply-style-name="Bad" calcext:value="&gt;[.C97]" calcext:base-cell-address="'mios-1.4.0'.D97"/>
          </calcext:conditional-format>
          <calcext:conditional-format calcext:target-range-address="'mios-1.4.0'.D98:'mios-1.4.0'.D98">
            <calcext:condition calcext:apply-style-name="Bad" calcext:value="&gt;[.C98]" calcext:base-cell-address="'mios-1.4.0'.D98"/>
          </calcext:conditional-format>
          <calcext:conditional-format calcext:target-range-address="'mios-1.4.0'.D99:'mios-1.4.0'.D99">
            <calcext:condition calcext:apply-style-name="Bad" calcext:value="&gt;[.C99]" calcext:base-cell-address="'mios-1.4.0'.D99"/>
          </calcext:conditional-format>
          <calcext:conditional-format calcext:target-range-address="'mios-1.4.0'.D100:'mios-1.4.0'.D100">
            <calcext:condition calcext:apply-style-name="Bad" calcext:value="&gt;[.C100]" calcext:base-cell-address="'mios-1.4.0'.D100"/>
          </calcext:conditional-format>
          <calcext:conditional-format calcext:target-range-address="'mios-1.4.0'.D101:'mios-1.4.0'.D101">
            <calcext:condition calcext:apply-style-name="Bad" calcext:value="&gt;[.C101]" calcext:base-cell-address="'mios-1.4.0'.D101"/>
          </calcext:conditional-format>
          <calcext:conditional-format calcext:target-range-address="'mios-1.4.0'.D102:'mios-1.4.0'.D102">
            <calcext:condition calcext:apply-style-name="Bad" calcext:value="&gt;[.C102]" calcext:base-cell-address="'mios-1.4.0'.D102"/>
          </calcext:conditional-format>
          <calcext:conditional-format calcext:target-range-address="'mios-1.4.0'.D103:'mios-1.4.0'.D103">
            <calcext:condition calcext:apply-style-name="Bad" calcext:value="&gt;[.C103]" calcext:base-cell-address="'mios-1.4.0'.D103"/>
          </calcext:conditional-format>
          <calcext:conditional-format calcext:target-range-address="'mios-1.4.0'.D104:'mios-1.4.0'.D104">
            <calcext:condition calcext:apply-style-name="Bad" calcext:value="&gt;[.C104]" calcext:base-cell-address="'mios-1.4.0'.D104"/>
          </calcext:conditional-format>
          <calcext:conditional-format calcext:target-range-address="'mios-1.4.0'.D105:'mios-1.4.0'.D105">
            <calcext:condition calcext:apply-style-name="Bad" calcext:value="&gt;[.C105]" calcext:base-cell-address="'mios-1.4.0'.D105"/>
          </calcext:conditional-format>
          <calcext:conditional-format calcext:target-range-address="'mios-1.4.0'.D106:'mios-1.4.0'.D106">
            <calcext:condition calcext:apply-style-name="Bad" calcext:value="&gt;[.C106]" calcext:base-cell-address="'mios-1.4.0'.D106"/>
          </calcext:conditional-format>
          <calcext:conditional-format calcext:target-range-address="'mios-1.4.0'.D107:'mios-1.4.0'.D107">
            <calcext:condition calcext:apply-style-name="Bad" calcext:value="&gt;[.C107]" calcext:base-cell-address="'mios-1.4.0'.D107"/>
          </calcext:conditional-format>
          <calcext:conditional-format calcext:target-range-address="'mios-1.4.0'.D108:'mios-1.4.0'.D108">
            <calcext:condition calcext:apply-style-name="Bad" calcext:value="&gt;[.C108]" calcext:base-cell-address="'mios-1.4.0'.D108"/>
          </calcext:conditional-format>
          <calcext:conditional-format calcext:target-range-address="'mios-1.4.0'.D109:'mios-1.4.0'.D109">
            <calcext:condition calcext:apply-style-name="Bad" calcext:value="&gt;[.C109]" calcext:base-cell-address="'mios-1.4.0'.D109"/>
          </calcext:conditional-format>
          <calcext:conditional-format calcext:target-range-address="'mios-1.4.0'.D110:'mios-1.4.0'.D110">
            <calcext:condition calcext:apply-style-name="Bad" calcext:value="&gt;[.C110]" calcext:base-cell-address="'mios-1.4.0'.D110"/>
          </calcext:conditional-format>
          <calcext:conditional-format calcext:target-range-address="'mios-1.4.0'.D111:'mios-1.4.0'.D111">
            <calcext:condition calcext:apply-style-name="Bad" calcext:value="&gt;[.C111]" calcext:base-cell-address="'mios-1.4.0'.D111"/>
          </calcext:conditional-format>
          <calcext:conditional-format calcext:target-range-address="'mios-1.4.0'.D112:'mios-1.4.0'.D112">
            <calcext:condition calcext:apply-style-name="Bad" calcext:value="&gt;[.C112]" calcext:base-cell-address="'mios-1.4.0'.D112"/>
          </calcext:conditional-format>
          <calcext:conditional-format calcext:target-range-address="'mios-1.4.0'.D113:'mios-1.4.0'.D113">
            <calcext:condition calcext:apply-style-name="Bad" calcext:value="&gt;[.C113]" calcext:base-cell-address="'mios-1.4.0'.D113"/>
          </calcext:conditional-format>
          <calcext:conditional-format calcext:target-range-address="'mios-1.4.0'.D114:'mios-1.4.0'.D114">
            <calcext:condition calcext:apply-style-name="Bad" calcext:value="&gt;[.C114]" calcext:base-cell-address="'mios-1.4.0'.D114"/>
          </calcext:conditional-format>
          <calcext:conditional-format calcext:target-range-address="'mios-1.4.0'.D115:'mios-1.4.0'.D115">
            <calcext:condition calcext:apply-style-name="Bad" calcext:value="&gt;[.C115]" calcext:base-cell-address="'mios-1.4.0'.D115"/>
          </calcext:conditional-format>
          <calcext:conditional-format calcext:target-range-address="'mios-1.4.0'.D116:'mios-1.4.0'.D116">
            <calcext:condition calcext:apply-style-name="Bad" calcext:value="&gt;[.C116]" calcext:base-cell-address="'mios-1.4.0'.D116"/>
          </calcext:conditional-format>
          <calcext:conditional-format calcext:target-range-address="'mios-1.4.0'.D117:'mios-1.4.0'.D117">
            <calcext:condition calcext:apply-style-name="Bad" calcext:value="&gt;[.C117]" calcext:base-cell-address="'mios-1.4.0'.D117"/>
          </calcext:conditional-format>
          <calcext:conditional-format calcext:target-range-address="'mios-1.4.0'.D118:'mios-1.4.0'.D118">
            <calcext:condition calcext:apply-style-name="Bad" calcext:value="&gt;[.C118]" calcext:base-cell-address="'mios-1.4.0'.D118"/>
          </calcext:conditional-format>
          <calcext:conditional-format calcext:target-range-address="'mios-1.4.0'.D119:'mios-1.4.0'.D119">
            <calcext:condition calcext:apply-style-name="Bad" calcext:value="&gt;[.C119]" calcext:base-cell-address="'mios-1.4.0'.D119"/>
          </calcext:conditional-format>
          <calcext:conditional-format calcext:target-range-address="'mios-1.4.0'.D120:'mios-1.4.0'.D120">
            <calcext:condition calcext:apply-style-name="Bad" calcext:value="&gt;[.C120]" calcext:base-cell-address="'mios-1.4.0'.D120"/>
          </calcext:conditional-format>
          <calcext:conditional-format calcext:target-range-address="'mios-1.4.0'.D121:'mios-1.4.0'.D121">
            <calcext:condition calcext:apply-style-name="Bad" calcext:value="&gt;[.C121]" calcext:base-cell-address="'mios-1.4.0'.D121"/>
          </calcext:conditional-format>
          <calcext:conditional-format calcext:target-range-address="'mios-1.4.0'.D122:'mios-1.4.0'.D122">
            <calcext:condition calcext:apply-style-name="Bad" calcext:value="&gt;[.C122]" calcext:base-cell-address="'mios-1.4.0'.D122"/>
          </calcext:conditional-format>
          <calcext:conditional-format calcext:target-range-address="'mios-1.4.0'.D123:'mios-1.4.0'.D123">
            <calcext:condition calcext:apply-style-name="Bad" calcext:value="&gt;[.C123]" calcext:base-cell-address="'mios-1.4.0'.D123"/>
          </calcext:conditional-format>
          <calcext:conditional-format calcext:target-range-address="'mios-1.4.0'.D124:'mios-1.4.0'.D124">
            <calcext:condition calcext:apply-style-name="Bad" calcext:value="&gt;[.C124]" calcext:base-cell-address="'mios-1.4.0'.D124"/>
          </calcext:conditional-format>
          <calcext:conditional-format calcext:target-range-address="'mios-1.4.0'.D125:'mios-1.4.0'.D125">
            <calcext:condition calcext:apply-style-name="Bad" calcext:value="&gt;[.C125]" calcext:base-cell-address="'mios-1.4.0'.D125"/>
          </calcext:conditional-format>
          <calcext:conditional-format calcext:target-range-address="'mios-1.4.0'.D126:'mios-1.4.0'.D126">
            <calcext:condition calcext:apply-style-name="Bad" calcext:value="&gt;[.C126]" calcext:base-cell-address="'mios-1.4.0'.D126"/>
          </calcext:conditional-format>
          <calcext:conditional-format calcext:target-range-address="'mios-1.4.0'.D127:'mios-1.4.0'.D127">
            <calcext:condition calcext:apply-style-name="Bad" calcext:value="&gt;[.C127]" calcext:base-cell-address="'mios-1.4.0'.D127"/>
          </calcext:conditional-format>
          <calcext:conditional-format calcext:target-range-address="'mios-1.4.0'.D128:'mios-1.4.0'.D128">
            <calcext:condition calcext:apply-style-name="Bad" calcext:value="&gt;[.C128]" calcext:base-cell-address="'mios-1.4.0'.D128"/>
          </calcext:conditional-format>
          <calcext:conditional-format calcext:target-range-address="'mios-1.4.0'.D129:'mios-1.4.0'.D129">
            <calcext:condition calcext:apply-style-name="Bad" calcext:value="&gt;[.C129]" calcext:base-cell-address="'mios-1.4.0'.D129"/>
          </calcext:conditional-format>
          <calcext:conditional-format calcext:target-range-address="'mios-1.4.0'.D130:'mios-1.4.0'.D130">
            <calcext:condition calcext:apply-style-name="Bad" calcext:value="&gt;[.C130]" calcext:base-cell-address="'mios-1.4.0'.D130"/>
          </calcext:conditional-format>
          <calcext:conditional-format calcext:target-range-address="'mios-1.4.0'.D131:'mios-1.4.0'.D131">
            <calcext:condition calcext:apply-style-name="Bad" calcext:value="&gt;[.C131]" calcext:base-cell-address="'mios-1.4.0'.D131"/>
          </calcext:conditional-format>
          <calcext:conditional-format calcext:target-range-address="'mios-1.4.0'.D132:'mios-1.4.0'.D132">
            <calcext:condition calcext:apply-style-name="Bad" calcext:value="&gt;[.C132]" calcext:base-cell-address="'mios-1.4.0'.D132"/>
          </calcext:conditional-format>
          <calcext:conditional-format calcext:target-range-address="'mios-1.4.0'.D133:'mios-1.4.0'.D133">
            <calcext:condition calcext:apply-style-name="Bad" calcext:value="&gt;[.C133]" calcext:base-cell-address="'mios-1.4.0'.D133"/>
          </calcext:conditional-format>
          <calcext:conditional-format calcext:target-range-address="'mios-1.4.0'.D135:'mios-1.4.0'.D135">
            <calcext:condition calcext:apply-style-name="Bad" calcext:value="&gt;[.C135]" calcext:base-cell-address="'mios-1.4.0'.D135"/>
          </calcext:conditional-format>
          <calcext:conditional-format calcext:target-range-address="'mios-1.4.0'.D136:'mios-1.4.0'.D136">
            <calcext:condition calcext:apply-style-name="Bad" calcext:value="&gt;[.C136]" calcext:base-cell-address="'mios-1.4.0'.D1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date-style style:name="N111">
      <number:text>wa</number:text>
      <number:year number:calendar="gengou" number:style="long"/>
      <number:text>n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7:12:45.725326442</dc:date>
    <dc:creator>楢崎 修二 </dc:creator>
    <meta:editing-duration>PT22M31S</meta:editing-duration>
    <meta:editing-cycles>4</meta:editing-cycles>
    <meta:generator>LibreOffice/5.3.3.2$Linux_X86_64 LibreOffice_project/30m0$Build-2</meta:generator>
    <meta:document-statistic meta:table-count="1" meta:cell-count="665" meta:object-count="0"/>
  </office:meta>
</office:document-meta>
</file>